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C91F07B26247D3BC.png" manifest:media-type="image/png"/>
  <manifest:file-entry manifest:full-path="Pictures/10000000000004F9000003221119C8452A8DD4F6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550000035C47E971F93C66C0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Source Code Pro Black" svg:font-family="'Source Code Pro Black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1c1c1c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333333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3.62cm" fo:min-width="7.296cm"/>
    </style:style>
    <style:style style:name="gr3" style:family="graphic" style:parent-style-name="standard">
      <style:graphic-properties draw:textarea-horizontal-align="justify" draw:textarea-vertical-align="middle" draw:auto-grow-height="false" fo:min-height="5.4cm" fo:min-width="6.4cm"/>
    </style:style>
    <style:style style:name="gr4" style:family="graphic" style:parent-style-name="standard">
      <style:graphic-properties draw:fill="solid" draw:fill-color="#1b75bc" draw:textarea-horizontal-align="justify" draw:textarea-vertical-align="middle" draw:auto-grow-height="false" fo:min-height="7.4cm" fo:min-width="3.2cm"/>
    </style:style>
    <style:style style:name="gr5" style:family="graphic" style:parent-style-name="standard">
      <style:graphic-properties draw:fill="solid" draw:fill-color="#bce4e5" draw:textarea-horizontal-align="justify" draw:textarea-vertical-align="middle" draw:auto-grow-height="false" fo:min-height="1.8cm" fo:min-width="4.2cm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0.3cm" fo:min-width="3.806cm"/>
    </style:style>
    <style:style style:name="gr7" style:family="graphic" style:parent-style-name="standard">
      <style:graphic-properties draw:fill="solid" draw:fill-color="#bce4e5" draw:textarea-vertical-align="middle" draw:auto-grow-height="false" fo:min-height="0.126cm" fo:min-width="4.133cm"/>
    </style:style>
    <style:style style:name="gr8" style:family="graphic" style:parent-style-name="standard">
      <style:graphic-properties draw:stroke="none" draw:fill="none" fo:min-height="0.976cm"/>
    </style:style>
    <style:style style:name="gr9" style:family="graphic" style:parent-style-name="standard">
      <style:graphic-properties draw:stroke="none" draw:fill="none" fo:min-height="3.1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5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18.2cm"/>
    </style:style>
    <style:style style:name="pr10" style:family="presentation" style:parent-style-name="Vivid2-subtitle">
      <style:graphic-properties draw:fill-color="#ffffff" fo:min-height="18.26cm"/>
    </style:style>
    <style:style style:name="pr11" style:family="presentation" style:parent-style-name="Vivid2-subtitle">
      <style:graphic-properties draw:fill-color="#ffffff" fo:min-height="16.304cm"/>
    </style:style>
    <style:style style:name="pr12" style:family="presentation" style:parent-style-name="Vivid2-subtitle">
      <style:graphic-properties draw:fill-color="#ffffff" fo:min-height="17.895cm"/>
    </style:style>
    <style:style style:name="pr13" style:family="presentation" style:parent-style-name="Vivid2-subtitle">
      <style:graphic-properties draw:fill-color="#ffffff" fo:min-height="18.963cm"/>
    </style:style>
    <style:style style:name="pr14" style:family="presentation" style:parent-style-name="Vivid2-subtitle">
      <style:graphic-properties draw:fill-color="#ffffff" fo:min-height="16.561cm"/>
    </style:style>
    <style:style style:name="pr15" style:family="presentation" style:parent-style-name="Vivid2-subtitle">
      <style:graphic-properties draw:fill-color="#ffffff" fo:min-height="19.4cm"/>
    </style:style>
    <style:style style:name="pr16" style:family="presentation" style:parent-style-name="Vivid2-subtitle">
      <style:graphic-properties draw:fill-color="#ffffff" fo:min-height="19.055cm"/>
    </style:style>
    <style:style style:name="pr17" style:family="presentation" style:parent-style-name="Vivid2-subtitle">
      <style:graphic-properties draw:fill-color="#ffffff" fo:min-height="19.464cm"/>
    </style:style>
    <style:style style:name="pr18" style:family="presentation" style:parent-style-name="Vivid2-subtitle">
      <style:graphic-properties draw:fill-color="#ffffff" fo:min-height="19.895cm"/>
    </style:style>
    <style:style style:name="pr19" style:family="presentation" style:parent-style-name="Vivid2-subtitle">
      <style:graphic-properties draw:fill-color="#ffffff" fo:min-height="20.281cm"/>
    </style:style>
    <style:style style:name="pr20" style:family="presentation" style:parent-style-name="Vivid2-subtitle">
      <style:graphic-properties draw:fill-color="#ffffff" fo:min-height="17.741cm"/>
    </style:style>
    <style:style style:name="pr21" style:family="presentation" style:parent-style-name="Vivid2-subtitle">
      <style:graphic-properties draw:fill-color="#ffffff" fo:min-height="2.655cm"/>
    </style:style>
    <style:style style:name="pr22" style:family="presentation" style:parent-style-name="Vivid2-subtitle">
      <style:graphic-properties draw:fill-color="#ffffff" fo:min-height="18.58cm"/>
    </style:style>
    <style:style style:name="pr23" style:family="presentation" style:parent-style-name="Vivid2-subtitle">
      <style:graphic-properties draw:fill-color="#ffffff" fo:min-height="18.4cm"/>
    </style:style>
    <style:style style:name="pr24" style:family="presentation" style:parent-style-name="Vivid2-subtitle">
      <style:graphic-properties draw:fill-color="#ffffff" fo:min-height="19.83cm"/>
    </style:style>
    <style:style style:name="pr25" style:family="presentation" style:parent-style-name="Vivid2-subtitle">
      <style:graphic-properties draw:fill-color="#ffffff" fo:min-height="16.895cm"/>
    </style:style>
    <style:style style:name="pr26" style:family="presentation" style:parent-style-name="Vivid2-subtitle">
      <style:graphic-properties draw:fill-color="#ffffff" fo:min-height="17.341cm"/>
    </style:style>
    <style:style style:name="pr27" style:family="presentation" style:parent-style-name="Vivid2-subtitle">
      <style:graphic-properties draw:fill-color="#ffffff" fo:min-height="17.421cm"/>
    </style:style>
    <style:style style:name="co1" style:family="table-column">
      <style:table-column-properties style:column-width="15.697cm" style:use-optimal-column-width="false"/>
    </style:style>
    <style:style style:name="co2" style:family="table-column">
      <style:table-column-properties style:column-width="15.703cm" style:use-optimal-column-width="false"/>
    </style:style>
    <style:style style:name="ro1" style:family="table-row">
      <style:table-row-properties style:row-height="2.306cm"/>
    </style:style>
    <style:style style:name="ro2" style:family="table-row">
      <style:table-row-properties style:row-height="2.311cm"/>
    </style:style>
    <style:style style:name="ce1" style:family="table-cell">
      <style:paragraph-properties fo:text-align="center"/>
      <style:text-properties fo:color="#04617b"/>
    </style:style>
    <style:style style:name="ce2" style:family="table-cell">
      <loext:graphic-properties draw:fill="solid" draw:fill-color="#bce4e5" draw:opacity="20%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9bbb59" style:punctuation-wrap="hanging"/>
      <style:text-properties fo:color="#04617b" fo:background-color="#bce4e5" fo:hyphenate="false"/>
    </style:style>
    <style:style style:name="ce3" style:family="table-cell">
      <loext:graphic-properties draw:fill="solid" draw:fill-color="#bce4e5" draw:opacity="20%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9bbb59" style:punctuation-wrap="hanging"/>
      <style:text-properties fo:color="#04617b" fo:hyphenate="false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9bbb59" style:punctuation-wrap="hanging"/>
      <style:text-properties fo:color="#04617b" fo:hyphenate="false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  <style:text-properties fo:font-size="66pt" style:font-size-asian="66pt" style:font-size-complex="6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fe7f5"/>
      <style:paragraph-properties fo:text-align="center"/>
    </style:style>
    <style:style style:name="P8" style:family="paragraph">
      <loext:graphic-properties draw:fill="solid" draw:fill-color="#1b75bc"/>
      <style:paragraph-properties fo:text-align="center"/>
    </style:style>
    <style:style style:name="P9" style:family="paragraph">
      <loext:graphic-properties draw:fill="solid" draw:fill-color="#bce4e5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006d6f" fo:font-size="36pt" style:font-size-asian="36pt" style:font-size-complex="36pt"/>
    </style:style>
    <style:style style:name="P12" style:family="paragraph">
      <loext:graphic-properties draw:fill-color="#ffffff"/>
      <style:text-properties fo:font-size="48pt" style:font-size-asian="48pt" style:font-size-complex="48pt"/>
    </style:style>
    <style:style style:name="P13" style:family="paragraph">
      <style:paragraph-properties fo:text-align="start" style:text-autospace="none"/>
    </style:style>
    <style:style style:name="P14" style:family="paragraph">
      <loext:graphic-properties draw:fill-color="#ffffff"/>
      <style:paragraph-properties fo:text-align="start" style:text-autospace="none"/>
      <style:text-properties style:font-name="Courier New1" fo:font-size="18pt" style:font-size-asian="18pt" style:font-size-complex="18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color="#006d6f" style:font-name="Source Sans Pro Black1" fo:font-size="32pt" style:font-size-asian="32pt" style:font-size-complex="32pt"/>
    </style:style>
    <style:style style:name="P17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color="#006d6f" style:font-name="Source Sans Pro Black1" fo:font-size="40pt" style:font-size-asian="32pt" style:font-size-complex="32pt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text-properties fo:font-size="40pt" style:font-size-asian="40pt" style:font-size-complex="40pt"/>
    </style:style>
    <style:style style:name="P21" style:family="paragraph">
      <loext:graphic-properties draw:fill-color="#ffffff"/>
      <style:text-properties fo:font-size="28pt" style:font-size-asian="28pt" style:font-size-complex="2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ffff"/>
      <style:text-properties fo:font-weight="normal" style:font-weight-asian="normal" style:font-weight-complex="normal"/>
    </style:style>
    <style:style style:name="P24" style:family="paragraph">
      <style:paragraph-properties fo:text-align="start" style:text-autospace="none"/>
      <style:text-properties fo:font-size="40pt"/>
    </style:style>
    <style:style style:name="P25" style:family="paragraph">
      <loext:graphic-properties draw:fill-color="#ffffff"/>
      <style:paragraph-properties fo:text-align="start" style:text-autospace="none"/>
      <style:text-properties fo:font-size="40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color="#5e8ac7" style:font-name="Source Sans Pro Black1" fo:font-size="32pt" fo:background-color="#59c5c7" style:font-size-asian="32pt" style:font-size-complex="32pt"/>
    </style:style>
    <style:style style:name="P28" style:family="paragraph">
      <style:paragraph-properties fo:text-align="center"/>
      <style:text-properties fo:color="#04617b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4617b" fo:background-color="#bce4e5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4617b" fo:hyphenate="false"/>
    </style:style>
    <style:style style:name="P3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2" style:family="paragraph">
      <style:paragraph-properties style:text-autospace="none"/>
    </style:style>
    <style:style style:name="P33" style:family="paragraph">
      <loext:graphic-properties draw:fill-color="#ffffff"/>
      <style:paragraph-properties fo:text-align="start" style:text-autospace="none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6d6f" style:font-name="Source Sans Pro Black1" fo:font-size="48pt" style:font-size-asian="48pt" style:font-size-complex="48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006d6f" fo:font-size="36pt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color="#006d6f"/>
    </style:style>
    <style:style style:name="T8" style:family="text">
      <style:text-properties fo:color="#1b75bc" fo:font-size="36pt" fo:font-style="italic" style:font-size-asian="36pt" style:font-style-asian="italic" style:font-size-complex="36pt" style:font-style-complex="italic"/>
    </style:style>
    <style:style style:name="T9" style:family="text">
      <style:text-properties fo:color="#cc7832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876aa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c66d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a8759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7832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a9b7c6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c66d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6a8759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9876aa" style:text-outline="false" style:text-line-through-style="none" style:text-line-through-type="none" style:font-name="Courier New" fo:font-size="24pt" fo:font-style="italic" fo:text-shadow="none" style:text-underline-style="none" fo:font-weight="900" style:letter-kerning="true" style:font-name-asian="Courier New" style:font-size-asian="24pt" style:font-style-asian="italic" style:font-weight-asian="normal" style:font-name-complex="Courier New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9353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a9b7c6" style:text-outline="false" style:text-line-through-style="none" style:text-line-through-type="none" style:font-name="Courier New" fo:font-size="24pt" fo:font-style="italic" fo:text-shadow="none" style:text-underline-style="none" fo:font-weight="900" style:letter-kerning="true" style:font-name-asian="Courier New" style:font-size-asian="24pt" style:font-style-asian="italic" style:font-weight-asian="normal" style:font-name-complex="Courier New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a9b7c6" style:text-outline="false" style:text-line-through-style="none" style:text-line-through-type="none" style:font-name="Courier New" fo:font-size="24pt" fo:font-style="normal" fo:text-shadow="none" style:text-underline-style="none" fo:font-weight="900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c7832" style:text-outline="false" style:text-line-through-style="none" style:text-line-through-type="none" style:font-name="Courier New" fo:font-size="24pt" fo:font-style="normal" fo:text-shadow="none" style:text-underline-style="none" fo:font-weight="900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6d6f" style:font-name="Source Sans Pro Black1" fo:font-size="32pt" style:font-size-asian="32pt" style:font-size-complex="32pt"/>
    </style:style>
    <style:style style:name="T24" style:family="text">
      <style:text-properties fo:color="#006d6f" style:font-name="Source Sans Pro Black1" fo:font-size="40pt" style:font-size-asian="32pt" style:font-size-complex="32pt"/>
    </style:style>
    <style:style style:name="T25" style:family="text">
      <style:text-properties fo:color="#ce181e" style:font-name="Source Sans Pro Black1" fo:font-size="40pt" fo:font-style="italic" style:font-size-asian="32pt" style:font-style-asian="italic" style:font-size-complex="32pt" style:font-style-complex="italic"/>
    </style:style>
    <style:style style:name="T26" style:family="text">
      <style:text-properties fo:color="#006d6f" style:font-name="Source Sans Pro Black2" fo:font-size="36pt" fo:font-style="normal" style:font-size-asian="36pt" style:font-style-asian="normal" style:font-size-complex="36pt" style:font-style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72bf44" fo:font-size="22pt" style:font-size-asian="22pt" style:font-size-complex="22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color="#72bf44" fo:font-size="44pt" style:font-size-asian="44pt" style:font-size-complex="44pt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fo:font-style="italic" style:font-size-asian="28pt" style:font-style-asian="italic" style:font-size-complex="28pt" style:font-style-complex="italic"/>
    </style:style>
    <style:style style:name="T36" style:family="text">
      <style:text-properties fo:color="#72bf44" fo:font-size="40pt" style:font-size-asian="40pt" style:font-size-complex="40pt"/>
    </style:style>
    <style:style style:name="T37" style:family="text">
      <style:text-properties fo:color="#72bf44"/>
    </style:style>
    <style:style style:name="T38" style:family="text">
      <style:text-properties fo:color="#cc7832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9876aa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c66d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6a8759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Courier New1" fo:font-size="20pt" style:font-size-asian="20pt" style:font-size-complex="20pt"/>
    </style:style>
    <style:style style:name="T44" style:family="text">
      <style:text-properties style:font-name="Courier New1" fo:font-size="16pt" style:font-size-asian="16pt" style:font-size-complex="16pt"/>
    </style:style>
    <style:style style:name="T45" style:family="text">
      <style:text-properties style:font-name="Courier New1" fo:font-size="18pt" style:font-size-asian="18pt" style:font-size-complex="18pt"/>
    </style:style>
    <style:style style:name="T46" style:family="text">
      <style:text-properties fo:color="#000000" style:font-name="Courier New1" fo:font-size="16pt" fo:font-style="italic" style:font-size-asian="16pt" style:font-style-asian="italic" style:font-size-complex="16pt" style:font-style-complex="italic"/>
    </style:style>
    <style:style style:name="T47" style:family="text">
      <style:text-properties fo:color="#000000" style:font-name="Courier New1" fo:font-size="22pt" fo:font-style="italic" style:font-size-asian="22pt" style:font-style-asian="italic" style:font-size-complex="22pt" style:font-style-complex="italic"/>
    </style:style>
    <style:style style:name="T48" style:family="text">
      <style:text-properties fo:font-size="24pt" fo:font-style="italic" style:font-size-asian="24pt" style:font-style-asian="italic" style:font-size-complex="24pt" style:font-style-complex="italic"/>
    </style:style>
    <style:style style:name="T49" style:family="text">
      <style:text-properties style:font-name="Source Sans Pro Black1" fo:font-size="24pt" style:font-size-asian="24pt" style:font-size-complex="24pt"/>
    </style:style>
    <style:style style:name="T50" style:family="text">
      <style:text-properties style:font-name="Source Sans Pro Black1" fo:font-size="26pt" style:font-size-asian="26pt" style:font-size-complex="26pt"/>
    </style:style>
    <style:style style:name="T51" style:family="text">
      <style:text-properties style:font-name="Source Sans Pro Black1" fo:font-size="32pt" style:font-size-asian="32pt" style:font-size-complex="32pt"/>
    </style:style>
    <style:style style:name="T52" style:family="text">
      <style:text-properties fo:color="#cc7832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9876aa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ffc66d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fo:font-size="26pt" style:font-size-asian="26pt" style:font-size-complex="26pt"/>
    </style:style>
    <style:style style:name="T58" style:family="text">
      <style:text-properties fo:color="#ce181e" fo:font-size="26pt" style:font-size-asian="26pt" style:font-size-complex="26pt"/>
    </style:style>
    <style:style style:name="T59" style:family="text">
      <style:text-properties fo:color="#04617b" fo:font-size="28pt" fo:font-style="italic" style:font-size-asian="28pt" style:font-style-asian="italic" style:font-size-complex="28pt" style:font-style-complex="italic"/>
    </style:style>
    <style:style style:name="T60" style:family="text">
      <style:text-properties fo:color="#00888a" fo:font-size="32pt" fo:font-style="italic" style:font-size-asian="32pt" style:font-style-asian="italic" style:font-size-complex="32pt" style:font-style-complex="italic"/>
    </style:style>
    <style:style style:name="T61" style:family="text">
      <style:text-properties fo:color="#0b6364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2" style:family="text">
      <style:text-properties fo:color="#72bf44" fo:font-size="32pt" fo:font-style="italic" style:font-size-asian="32pt" style:font-style-asian="italic" style:font-size-complex="32pt" style:font-style-complex="italic"/>
    </style:style>
    <style:style style:name="T63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fo:font-weight="900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80808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bbb52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72bf44" fo:font-size="26pt" style:font-size-asian="26pt" style:font-size-complex="26pt"/>
    </style:style>
    <style:style style:name="T67" style:family="text">
      <style:text-properties fo:color="#f04e4d" fo:font-size="26pt" style:font-size-asian="26pt" style:font-size-complex="26pt"/>
    </style:style>
    <style:style style:name="T68" style:family="text">
      <style:text-properties fo:color="#006d6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9" style:family="text">
      <style:text-properties fo:color="#009353"/>
    </style:style>
    <style:style style:name="T70" style:family="text">
      <style:text-properties fo:color="#009353" fo:font-style="italic" style:font-style-asian="italic" style:font-style-complex="italic"/>
    </style:style>
    <style:style style:name="T71" style:family="text">
      <style:text-properties fo:color="#00a65d"/>
    </style:style>
    <style:style style:name="T72" style:family="text">
      <style:text-properties fo:color="#04617b" fo:font-style="normal" style:font-style-asian="normal" style:font-style-complex="normal"/>
    </style:style>
    <style:style style:name="T73" style:family="text">
      <style:text-properties fo:color="#04617b" fo:font-style="italic" style:font-style-asian="italic" style:font-style-complex="italic"/>
    </style:style>
    <style:style style:name="T74" style:family="text">
      <style:text-properties fo:color="#72bf44" fo:font-style="italic" style:font-style-asian="italic" style:font-style-complex="italic"/>
    </style:style>
    <style:style style:name="T75" style:family="text">
      <style:text-properties fo:color="#cccc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5e8ac7" style:font-name="Source Sans Pro Black1" fo:font-size="32pt" style:font-size-asian="32pt" style:font-size-complex="32pt"/>
    </style:style>
    <style:style style:name="T77" style:family="text">
      <style:text-properties fo:color="#ce181e" fo:font-style="italic" style:font-style-asian="italic" style:font-style-complex="italic"/>
    </style:style>
    <style:style style:name="T78" style:family="text">
      <style:text-properties fo:color="#ce181e" style:text-outline="false" style:text-line-through-style="none" style:text-line-through-type="none" style:font-name="Source Code Pro Black" fo:font-size="40pt" fo:font-style="italic" fo:text-shadow="none" style:text-underline-style="none" fo:font-weight="bold" style:letter-kerning="true" style:font-name-asian="Courier New" style:font-size-asian="40pt" style:font-style-asian="italic" style:font-weight-asian="bold" style:font-name-complex="Courier New" style:font-size-complex="40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#bce4e5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1" style:family="text">
      <style:text-properties fo:font-variant="normal" fo:text-transform="none" fo:color="#0b6364" style:text-line-through-style="none" style:text-line-through-type="none" style:text-position="0% 100%" style:font-name="Source Sans Pro Blac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2" style:family="text">
      <style:text-properties fo:font-variant="normal" fo:text-transform="none" fo:color="#f9a870" style:text-line-through-style="none" style:text-line-through-type="none" style:text-position="0% 100%" style:font-name="Source Sans Pro Blac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size="32pt" fo:font-style="italic" style:font-size-asian="32pt" style:font-style-asian="italic" style:font-size-complex="32pt" style:font-style-complex="italic"/>
    </style:style>
    <style:style style:name="T84" style:family="text">
      <style:text-properties fo:color="#000000" style:text-outline="false" style:text-line-through-style="none" style:text-line-through-type="none" style:font-name="Courier New" fo:font-size="24pt" fo:font-style="normal" fo:text-shadow="none" style:text-underline-style="none" fo:font-weight="900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cc7832" style:text-outline="false" style:text-line-through-style="none" style:text-line-through-type="none" style:font-name="Courier New" fo:font-size="14pt" fo:text-shadow="none" style:text-underline-style="none" fo:font-weight="900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a9b7c6" style:text-outline="false" style:text-line-through-style="none" style:text-line-through-type="none" style:font-name="Courier New" fo:font-size="14pt" fo:text-shadow="none" style:text-underline-style="none" fo:font-weight="900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87" style:family="text">
      <style:text-properties fo:color="#ffc66d" style:text-outline="false" style:text-line-through-style="none" style:text-line-through-type="none" style:font-name="Courier New" fo:font-size="14pt" fo:text-shadow="none" style:text-underline-style="none" fo:font-weight="900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88" style:family="text">
      <style:text-properties fo:color="#6a8759" style:text-outline="false" style:text-line-through-style="none" style:text-line-through-type="none" style:font-name="Courier New" fo:font-size="14pt" fo:text-shadow="none" style:text-underline-style="none" fo:font-weight="900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89" style:family="text">
      <style:text-properties fo:color="#9876aa" style:text-outline="false" style:text-line-through-style="none" style:text-line-through-type="none" style:font-name="Courier New" fo:font-size="14pt" fo:font-style="italic" fo:text-shadow="none" style:text-underline-style="none" fo:font-weight="900" style:letter-kerning="true" style:font-name-asian="Courier New" style:font-size-asian="14pt" style:font-style-asian="italic" style:font-weight-asian="normal" style:font-name-complex="Courier New" style:font-size-complex="14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808080" style:text-outline="false" style:text-line-through-style="none" style:text-line-through-type="none" style:font-name="Courier New" fo:font-size="14pt" fo:text-shadow="none" style:text-underline-style="none" fo:font-weight="900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a65d" style:text-outline="false" style:text-line-through-style="none" style:text-line-through-type="none" style:font-name="Courier New" fo:font-size="14pt" fo:text-shadow="none" style:text-underline-style="none" fo:font-weight="900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9876aa" style:text-outline="false" style:text-line-through-style="none" style:text-line-through-type="none" style:font-name="Courier New" fo:font-size="14pt" fo:text-shadow="none" style:text-underline-style="none" fo:font-weight="900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a9b7c6" style:text-outline="false" style:text-line-through-style="none" style:text-line-through-type="none" style:font-name="Courier New" fo:font-size="14pt" fo:font-style="normal" fo:text-shadow="none" style:text-underline-style="none" fo:font-weight="900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cc7832" style:text-outline="false" style:text-line-through-style="none" style:text-line-through-type="none" style:font-name="Courier New" fo:font-size="14pt" fo:font-style="normal" fo:text-shadow="none" style:text-underline-style="none" fo:font-weight="900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6d6f" fo:font-size="26pt" style:font-size-asian="26pt" style:font-size-complex="26pt"/>
    </style:style>
    <style:style style:name="T96" style:family="text">
      <style:text-properties fo:color="#cc7832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97" style:family="text">
      <style:text-properties fo:color="#a9b7c6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c66d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99" style:family="text">
      <style:text-properties fo:color="#6a8759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100" style:family="text">
      <style:text-properties fo:color="#9876aa" style:text-outline="false" style:text-line-through-style="none" style:text-line-through-type="none" style:font-name="Courier New" fo:font-size="18pt" fo:font-style="italic" fo:text-shadow="none" style:text-underline-style="none" fo:font-weight="900" style:letter-kerning="true" style:font-name-asian="Courier New" style:font-size-asian="18pt" style:font-style-asian="italic" style:font-weight-asian="normal" style:font-name-complex="Courier New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08080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102" style:family="text">
      <style:text-properties fo:color="#9876aa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a65d" fo:font-size="26pt" fo:font-style="italic" style:font-size-asian="26pt" style:font-style-asian="italic" style:font-size-complex="26pt" style:font-style-complex="italic"/>
    </style:style>
    <style:style style:name="T104" style:family="text">
      <style:text-properties fo:color="#faa61a" fo:font-size="26pt" fo:font-style="italic" style:font-size-asian="26pt" style:font-style-asian="italic" style:font-size-complex="26pt" style:font-style-complex="italic"/>
    </style:style>
    <style:style style:name="T105" style:family="text">
      <style:text-properties fo:font-size="26pt" fo:font-style="italic" fo:background-color="transparent" style:font-size-asian="26pt" style:font-style-asian="italic" style:font-size-complex="26pt" style:font-style-complex="italic"/>
    </style:style>
    <style:style style:name="T106" style:family="text">
      <style:text-properties fo:font-size="26pt" fo:font-style="italic" style:font-size-asian="26pt" style:font-style-asian="italic" style:font-size-complex="26pt" style:font-style-complex="italic"/>
    </style:style>
    <style:style style:name="T107" style:family="text">
      <style:text-properties fo:color="#00a65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JAVA Serialization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Как послать, чтобы поняли и… ответили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лан курса</text:p>
          </draw:text-box>
        </draw:frame>
        <draw:frame presentation:style-name="pr4" draw:text-style-name="P2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Часть 1. Java Serialization API</text:span></text:p>
              </text:list-item>
              <text:list-item>
                <text:p><text:span text:style-name="T2">Часть 2. XML</text:span></text:p>
              </text:list-item>
              <text:list-item>
                <text:p><text:span text:style-name="T2">Часть 3. JS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<text:span text:style-name="T3">Что за звер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><text:s/></text:p>
          </draw:text-box>
        </draw:frame>
        <draw:custom-shape draw:style-name="gr2" draw:text-style-name="P7" draw:layer="layout" svg:width="10.6cm" svg:height="5.4cm" svg:x="1.866cm" svg:y="7.6cm">
          <text:p text:style-name="P6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6.6cm" svg:height="5.6cm" svg:x="13.8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4cm" svg:height="7.6cm" svg:x="18.8cm" svg:y="6.4cm">
          <text:p text:style-name="P6">byte[]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2.2cm">
          <text:p text:style-name="P6">Файл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5.8cm">
          <text:p text:style-name="P6">БД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9.2cm">
          <text:p text:style-name="P6">Память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12.8cm">
          <text:p text:style-name="P6">Сокет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16.2cm">
          <text:p text:style-name="P6">СОМ-порт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cm" svg:height="1cm" svg:x="22.4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9" draw:layer="layout" svg:width="6.6cm" svg:height="0.8cm" svg:x="12.2cm" svg:y="7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text-style-name="P10" draw:layer="layout" svg:width="5.134cm" svg:height="1.176cm" svg:x="12.466cm" svg:y="6.6cm">
          <draw:text-box>
            <text:p text:style-name="P6">Сериализация</text:p>
          </draw:text-box>
        </draw:frame>
        <draw:custom-shape draw:style-name="gr7" draw:text-style-name="P9" draw:layer="layout" svg:width="6.6cm" svg:height="0.8cm" svg:x="11.8cm" svg:y="12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text-style-name="P10" draw:layer="layout" svg:width="5.917cm" svg:height="1.176cm" svg:x="12.483cm" svg:y="10.424cm">
          <draw:text-box>
            <text:p text:style-name="P6">Десериализация</text:p>
          </draw:text-box>
        </draw:frame>
        <draw:frame draw:style-name="gr9" draw:text-style-name="P11" draw:layer="layout" svg:width="13.6cm" svg:height="3.393cm" svg:x="1.2cm" svg:y="1.207cm">
          <draw:text-box>
            <text:p text:style-name="P6"><text:span text:style-name="T4">ТЗ. Все просто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2" draw:layer="layout" svg:width="29.996cm" svg:height="16.255cm" svg:x="1.664cm" svg:y="0.837cm" presentation:class="subtitle">
          <draw:text-box>
            <text:p><text:span text:style-name="T1">The Devil Is in the Details…</text:span></text:p>
            <text:p><text:span text:style-name="T1"/></text:p>
            <text:p><text:span text:style-name="T5">… </text:span><text:span text:style-name="T6">что переводится как «нюансы - в мелочах»</text:span><text:span text:style-name="T5"> 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Часть 1. <text:span text:style-name="T1">Java Serialization API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><text:span text:style-name="T7">Сериализация</text:span> (Serialization) — </text:p>
            <text:p><text:span text:style-name="T5">это процесс, который переводит объект в последовательность байтов, по которой затем его можно </text:span><text:span text:style-name="T8">полностью</text:span><text:span text:style-name="T5"> восстановить.</text:span></text:p>
            <text:p><text:span text:style-name="T5"/></text:p>
            <text:p text:style-name="P6"><text:span text:style-name="T4">Десериализация</text:span><text:span text:style-name="T5"> (Deserialization) —</text:span></text:p>
            <text:p text:style-name="P6"><text:span text:style-name="T5"><text:s/></text:span><text:span text:style-name="T5">восстановление объекта из байтовой последовательности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Ready?</text:p>
            <text:p><text:s/></text:p>
            <text:p>Set. </text:p>
            <text:p/>
            <text:p>Go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4" draw:layer="layout" svg:width="31.396cm" svg:height="18.2cm" svg:x="1.2cm" svg:y="1.2cm" presentation:class="subtitle" presentation:user-transformed="true">
          <draw:text-box>
            <text:p text:style-name="P13"><text:span text:style-name="T9">public class </text:span><text:span text:style-name="T10">User {</text:span><text:span text:style-name="T10"><text:line-break/></text:span><text:span text:style-name="T10"> <text:s text:c="3"/></text:span><text:span text:style-name="T9">private final </text:span><text:span text:style-name="T10">String </text:span><text:span text:style-name="T11">name</text:span><text:span text:style-name="T9">;</text:span><text:span text:style-name="T9"><text:line-break/></text:span><text:span text:style-name="T9"> <text:s text:c="3"/>private final </text:span><text:span text:style-name="T10">String </text:span><text:span text:style-name="T11">lastName</text:span><text:span text:style-name="T9">;</text:span><text:span text:style-name="T9"><text:line-break/></text:span><text:span text:style-name="T9"><text:line-break/></text:span><text:span text:style-name="T9"><text:line-break/></text:span><text:span text:style-name="T9"> <text:s text:c="3"/>public </text:span><text:span text:style-name="T12">User</text:span><text:span text:style-name="T10">(String name</text:span><text:span text:style-name="T9">, </text:span><text:span text:style-name="T10">String lastName) {</text:span><text:span text:style-name="T10"><text:line-break/></text:span><text:span text:style-name="T10"> <text:s text:c="7"/></text:span><text:span text:style-name="T9">this</text:span><text:span text:style-name="T10">.</text:span><text:span text:style-name="T11">name </text:span><text:span text:style-name="T10">= name</text:span><text:span text:style-name="T9">;</text:span><text:span text:style-name="T9"><text:line-break/></text:span><text:span text:style-name="T9"> <text:s text:c="7"/>this</text:span><text:span text:style-name="T10">.</text:span><text:span text:style-name="T11">lastName </text:span><text:span text:style-name="T10">= lastName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</text:span><text:span text:style-name="T10">String </text:span><text:span text:style-name="T12">getName</text:span><text:span text:style-name="T10">() {</text:span><text:span text:style-name="T10"><text:line-break/></text:span><text:span text:style-name="T10"> <text:s text:c="7"/></text:span><text:span text:style-name="T9">return </text:span><text:span text:style-name="T11">name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</text:span><text:span text:style-name="T10">String </text:span><text:span text:style-name="T12">getLastName</text:span><text:span text:style-name="T10">() {</text:span><text:span text:style-name="T10"><text:line-break/></text:span><text:span text:style-name="T10"> <text:s text:c="7"/></text:span><text:span text:style-name="T9">return </text:span><text:span text:style-name="T11">lastName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</text:span><text:span text:style-name="T10">String </text:span><text:span text:style-name="T12">toString</text:span><text:span text:style-name="T10">(){</text:span><text:span text:style-name="T10"><text:line-break/></text:span><text:span text:style-name="T10"> <text:s text:c="7"/></text:span><text:span text:style-name="T9">return </text:span><text:span text:style-name="T13">"{User[name=</text:span><text:span text:style-name="T9">\"</text:span><text:span text:style-name="T13">"</text:span><text:span text:style-name="T10">+</text:span><text:span text:style-name="T11">name</text:span><text:span text:style-name="T10">+</text:span><text:span text:style-name="T13">"</text:span><text:span text:style-name="T9">\"</text:span><text:span text:style-name="T13"> lastName=</text:span><text:span text:style-name="T9">\"</text:span><text:span text:style-name="T13">"</text:span><text:span text:style-name="T10">+</text:span><text:span text:style-name="T11">lastName</text:span><text:span text:style-name="T10">+</text:span><text:span text:style-name="T13">"</text:span><text:span text:style-name="T9">\"</text:span><text:span text:style-name="T13">]}"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5" draw:layer="layout" svg:width="29.996cm" svg:height="18.26cm" svg:x="1cm" svg:y="1.198cm" presentation:class="subtitle" presentation:user-transformed="true">
          <draw:text-box>
            <text:p text:style-name="P13"><text:span text:style-name="T14">public class </text:span><text:span text:style-name="T15">EntryPoint {</text:span><text:span text:style-name="T15"><text:line-break/></text:span><text:span text:style-name="T15"> <text:s text:c="3"/></text:span><text:span text:style-name="T14">public static void </text:span><text:span text:style-name="T16">main</text:span><text:span text:style-name="T15">(String[] args) </text:span><text:span text:style-name="T14">throws </text:span><text:span text:style-name="T15">IOException {</text:span><text:span text:style-name="T15"><text:line-break/></text:span><text:span text:style-name="T15"> <text:s text:c="7"/>ByteArrayOutputStream bos = </text:span><text:span text:style-name="T14">new </text:span><text:span text:style-name="T15">ByteArrayOutputStream()</text:span><text:span text:style-name="T14">;</text:span><text:span text:style-name="T14"><text:line-break/></text:span><text:span text:style-name="T14"> <text:s text:c="7"/></text:span><text:span text:style-name="T15">ObjectOutputStream oos = </text:span><text:span text:style-name="T14">new </text:span><text:span text:style-name="T15">ObjectOutputStream(bos)</text:span><text:span text:style-name="T14">;</text:span><text:span text:style-name="T14"><text:line-break/></text:span><text:span text:style-name="T14"> <text:s text:c="7"/></text:span><text:span text:style-name="T15">NotSerializableUser user = </text:span><text:span text:style-name="T14">new </text:span><text:span text:style-name="T15">NotSerializableUser(</text:span><text:span text:style-name="T17">"user_name_1"</text:span><text:span text:style-name="T14">, </text:span><text:span text:style-name="T17">"user_lastname_1"</text:span><text:span text:style-name="T15">)</text:span><text:span text:style-name="T14">;</text:span><text:span text:style-name="T14"><text:line-break/></text:span><text:span text:style-name="T14"> <text:s text:c="7"/></text:span><text:span text:style-name="T15">System.</text:span><text:span text:style-name="T18">out</text:span><text:span text:style-name="T15">.println(user)</text:span><text:span text:style-name="T14">;</text:span><text:span text:style-name="T14"><text:line-break/></text:span><text:span text:style-name="T14"> <text:s text:c="7"/></text:span><text:span text:style-name="T19">oos.writeObject(user);</text:span><text:span text:style-name="T14"><text:line-break/></text:span><text:span text:style-name="T14"> <text:s text:c="7"/>byte</text:span><text:span text:style-name="T15">[] bytes = bos.toByteArray()</text:span><text:span text:style-name="T14">;</text:span><text:span text:style-name="T14"><text:line-break/></text:span><text:span text:style-name="T14"> <text:s text:c="7"/></text:span><text:span text:style-name="T15">String hex = javax.xml.bind.DatatypeConverter.</text:span><text:span text:style-name="T20">printHexBinary</text:span><text:span text:style-name="T15">(bytes)</text:span><text:span text:style-name="T14">;</text:span><text:span text:style-name="T14"><text:line-break/></text:span><text:span text:style-name="T14"> <text:s text:c="7"/></text:span><text:span text:style-name="T15">System.</text:span><text:span text:style-name="T18">out</text:span><text:span text:style-name="T21">.println(hex)</text:span><text:span text:style-name="T22">;</text:span><text:span text:style-name="T22"><text:line-break/></text:span><text:span text:style-name="T22"> <text:s text:c="7"/></text:span><text:span text:style-name="T21">oos.flush()</text:span><text:span text:style-name="T22">;</text:span><text:span text:style-name="T22"><text:line-break/></text:span><text:span text:style-name="T22"> <text:s text:c="7"/></text:span><text:span text:style-name="T21">oos.close()</text:span><text:span text:style-name="T22">;</text:span><text:span text:style-name="T22"><text:line-break/></text:span><text:span text:style-name="T22"> <text:s text:c="3"/></text:span><text:span text:style-name="T21">}</text:span><text:span text:style-name="T21"><text:line-break/></text:span><text:span text:style-name="T21">}</text:span></text:p>
          </draw:text-box>
        </draw:frame>
        <draw:frame draw:style-name="gr10" draw:text-style-name="P16" draw:layer="layout" svg:width="18.6cm" svg:height="1.623cm" svg:x="21.4cm" svg:y="5.2cm">
          <draw:text-box>
            <text:p><text:span text:style-name="T23">Будет работат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7" draw:layer="layout" svg:width="29.996cm" svg:height="16.255cm" svg:x="1cm" svg:y="2.2cm" presentation:class="subtitle" presentation:user-transformed="true">
          <draw:text-box>
            <text:p><text:s/></text:p>
          </draw:text-box>
        </draw:frame>
        <draw:frame draw:style-name="gr11" draw:text-style-name="P18" draw:layer="layout" svg:width="26.4cm" svg:height="15.455cm" svg:x="3.8cm" svg:y="3cm">
          <draw:text-box>
            <text:p text:style-name="P6"><text:span text:style-name="T24">НЕТ!</text:span></text:p>
            <text:p text:style-name="P6"><text:span text:style-name="T24"/></text:p>
            <text:p text:style-name="P6"><text:span text:style-name="T25">Exception in thread "main"</text:span></text:p>
            <text:p text:style-name="P6"><text:span text:style-name="T25"><text:s/></text:span><text:span text:style-name="T25">java.io.NotSerializableException</text:span></text:p>
            <text:p text:style-name="P6"><text:span text:style-name="T25"/></text:p>
            <text:p text:style-name="P6"><text:span text:style-name="T26">Что делат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Вариант 1 :</text:p>
            <text:p>реализовать интерфейс Serializabl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>Serializable:</text:p>
            <text:p/>
            <text:p text:style-name="P19"><text:span text:style-name="T27"><text:s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1. Маркерный интерфейс</text:span></text:p>
            <text:p text:style-name="P19"><text:span text:style-name="T27"/></text:p>
            <text:p text:style-name="P19"><text:span text:style-name="T27"><text:s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2. Содержит «магические» методы</text:span></text:p>
            <text:p text:style-name="P19"><text:span text:style-name="T2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5" draw:layer="layout" svg:width="29.996cm" svg:height="16.304cm" svg:x="1.664cm" svg:y="0.813cm" presentation:class="subtitle" presentation:user-transformed="true">
          <draw:text-box>
            <text:p>Магия Serilizable:</text:p>
            <text:p/>
            <text:p text:style-name="P19"><text:span text:style-name="T28"><text:tab/></text:span><text:span text:style-name="T28">- private void </text:span><text:span text:style-name="T29">writeObject</text:span><text:span text:style-name="T28">(java.io.ObjectOutputStream out) throws IOException</text:span></text:p>
            <text:p text:style-name="P19"><text:span text:style-name="T28"/></text:p>
            <text:p text:style-name="P19"><text:span text:style-name="T28"><text:tab/></text:span><text:span text:style-name="T28">- private void </text:span><text:span text:style-name="T29">readObject</text:span><text:span text:style-name="T28">(java.io.ObjectInputStream in) throws IOException, ClassNotFoundException</text:span></text:p>
            <text:p text:style-name="P19"><text:span text:style-name="T28"/></text:p>
            <text:p text:style-name="P19"><text:span text:style-name="T28"><text:s/></text:span><text:span text:style-name="T28"><text:tab/></text:span><text:span text:style-name="T28">- public void </text:span><text:span text:style-name="T29">validateObjct</text:span><text:span text:style-name="T28">()</text:span></text:p>
            <text:p text:style-name="P19"><text:span text:style-name="T28"/></text:p>
            <text:p text:style-name="P19"><text:span text:style-name="T28"><text:tab/></text:span><text:span text:style-name="T28">- ANY-ACCESS-MODIFIER Object </text:span><text:span text:style-name="T29">writeReplace</text:span><text:span text:style-name="T28">() throws ObjectStreamException</text:span></text:p>
            <text:p text:style-name="P19"><text:span text:style-name="T28"/></text:p>
            <text:p text:style-name="P19"><text:span text:style-name="T28"><text:tab/></text:span><text:span text:style-name="T28">- ANY-ACCESS-MODIFIER Object </text:span><text:span text:style-name="T29">readResolve</text:span><text:span text:style-name="T28">() throws ObjectStreamException</text:span></text:p>
            <text:p text:style-name="P19"><text:span text:style-name="T28"/></text:p>
            <text:p text:style-name="P19"><text:span text:style-name="T28"><text:tab/></text:span><text:span text:style-name="T28">- public static final long </text:span><text:span text:style-name="T29">serialVersionUID </text:span></text:p>
            <text:p text:style-name="P19"><text:span text:style-name="T30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Что это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20" draw:layer="layout" svg:width="29.996cm" svg:height="16.255cm" svg:x="1.6cm" svg:y="1.545cm" presentation:class="subtitle" presentation:user-transformed="true">
          <draw:text-box>
            <text:p text:style-name="P6"><text:span text:style-name="T31"><text:s/></text:span><text:span text:style-name="T32">writeObject</text:span><text:span text:style-name="T33"> и </text:span><text:span text:style-name="T32">readObject</text:span></text:p>
            <text:p text:style-name="P6"><text:span text:style-name="T33"/></text:p>
            <text:p text:style-name="P19"><text:span text:style-name="T31"><text:tab/></text:span><text:span text:style-name="T31">- реализуются по умолчанию</text:span></text:p>
            <text:p text:style-name="P19"><text:span text:style-name="T31"><text:tab/></text:span><text:span text:style-name="T31">- приватны</text:span></text:p>
            <text:p text:style-name="P19"><text:span text:style-name="T31"><text:tab/></text:span><text:span text:style-name="T31">- не наследуются и... </text:span></text:p>
            <text:p text:style-name="P19"><text:span text:style-name="T31"><text:tab/></text:span><text:span text:style-name="T31">- не переопределяются</text:span></text:p>
            <text:p text:style-name="P19"><text:span text:style-name="T31"><text:tab/></text:span><text:span text:style-name="T31">- могут быть реализованы вручную для оптимизации </text:span><text:span text:style-name="T34">(</text:span><text:span text:style-name="T35">но без крайней необходимости лучше не переопределять...</text:span><text:span text:style-name="T34">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21" draw:layer="layout" svg:width="29.996cm" svg:height="17.895cm" svg:x="1.6cm" svg:y="1.905cm" presentation:class="subtitle" presentation:user-transformed="true">
          <draw:text-box>
            <text:p text:style-name="P6"><text:span text:style-name="T36">writeReplace</text:span><text:span text:style-name="T31"> и <text:s/></text:span><text:span text:style-name="T36">readResolve</text:span></text:p>
            <text:p text:style-name="P19"><text:span text:style-name="T34"/></text:p>
            <text:p text:style-name="P19"><text:span text:style-name="T34"><text:tab/></text:span><text:span text:style-name="T34">- позволяют разработчику предоставить замещающий объект, который будет сериализован вместо исходного</text:span></text:p>
            <text:p text:style-name="P19"><text:span text:style-name="T34"/></text:p>
            <text:p text:style-name="P19"><text:span text:style-name="T34"><text:tab/></text:span><text:span text:style-name="T34">- readResolve используется в процессе десериализации для замены десериализованного объекта другим из наших вариантов</text:span></text:p>
            <text:p text:style-name="P19"><text:span text:style-name="T34"/></text:p>
            <text:p text:style-name="P19"><text:span text:style-name="T34"><text:tab/></text:span><text:span text:style-name="T34">- используются в основном при использовании единого шаблона сериализации для разных классов</text:span></text:p>
            <text:p text:style-name="P19"><text:span text:style-name="T34"/></text:p>
            <text:p text:style-name="P19"><text:span text:style-name="T34"><text:tab/></text:span><text:span text:style-name="T34">- в настоящее время этот функционал эффективно реализуется при помощи JSON и XML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><text:span text:style-name="T37">validateObject</text:span></text:p>
            <text:p/>
            <text:p text:style-name="P19"><text:tab/><text:span text:style-name="T27">- для дополнительных проверок</text:span></text:p>
            <text:p text:style-name="P19"><text:span text:style-name="T27"><text:s/></text:span></text:p>
            <text:p text:style-name="P19"><text:span text:style-name="T27"><text:tab/></text:span><text:span text:style-name="T27">- реализовать ObjectInputValidation и переопределить validateObject</text:span></text:p>
            <text:p text:style-name="P19"><text:span text:style-name="T27"/></text:p>
            <text:p text:style-name="P19"><text:span text:style-name="T27"><text:tab/></text:span><text:span text:style-name="T27">- validateObject <text:s/>автоматически вызвается из readObject после регистрации <text:s/>ObjectInputStream.registerValidation(this, 0)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5" draw:layer="layout" svg:width="29.996cm" svg:height="18.963cm" svg:x="1.6cm" svg:y="1.4cm" presentation:class="subtitle" presentation:user-transformed="true">
          <draw:text-box>
            <text:p><text:span text:style-name="T37">SerialVersionUID</text:span></text:p>
            <text:p/>
            <text:p text:style-name="P19"><text:span text:style-name="T34"><text:tab/></text:span><text:span text:style-name="T34">- идентификатор потока сериализации класса </text:span></text:p>
            <text:p text:style-name="P19"><text:span text:style-name="T34"/></text:p>
            <text:p text:style-name="P19"><text:span text:style-name="T34"><text:tab/></text:span><text:span text:style-name="T34">- может быть указан вручную</text:span></text:p>
            <text:p text:style-name="P19"><text:span text:style-name="T34"/></text:p>
            <text:p text:style-name="P19"><text:span text:style-name="T34"><text:tab/></text:span><text:span text:style-name="T34">- неявно создается при компиляции с использовнием SHA-1 хеша класса (поля, сигнатуры методов, интерфейсы, граф наследования и пр.)</text:span></text:p>
            <text:p text:style-name="P19"><text:span text:style-name="T34"/></text:p>
            <text:p text:style-name="P19"><text:span text:style-name="T34"><text:tab/></text:span><text:span text:style-name="T34">- нужен для совместимости сериализации/десериализации — классы могут быть изменены, дополнены полями, методами и т.д.</text:span></text:p>
            <text:p text:style-name="P19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Попробуем на практике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4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17" draw:layer="layout" svg:width="29.996cm" svg:height="16.561cm" svg:x="1.4cm" svg:y="2.039cm" presentation:class="subtitle" presentation:user-transformed="true">
          <draw:text-box>
            <text:p text:style-name="P13"><text:span text:style-name="T38">public class </text:span><text:span text:style-name="T39">GoodSerializableUser </text:span><text:span text:style-name="T38">implements </text:span><text:span text:style-name="T39">Serializable {</text:span><text:span text:style-name="T39"><text:line-break/></text:span><text:span text:style-name="T39"> <text:s text:c="3"/></text:span><text:span text:style-name="T38">private final </text:span><text:span text:style-name="T39">String </text:span><text:span text:style-name="T40">name</text:span><text:span text:style-name="T38">;</text:span><text:span text:style-name="T38"><text:line-break/></text:span><text:span text:style-name="T38"> <text:s text:c="3"/>private final </text:span><text:span text:style-name="T39">String </text:span><text:span text:style-name="T40">lastName</text:span><text:span text:style-name="T38">;</text:span><text:span text:style-name="T38"><text:line-break/></text:span><text:span text:style-name="T38"><text:line-break/></text:span><text:span text:style-name="T38"><text:line-break/></text:span><text:span text:style-name="T38"> <text:s text:c="3"/>public </text:span><text:span text:style-name="T41">GoodSerializableUser</text:span><text:span text:style-name="T39">(String name</text:span><text:span text:style-name="T38">, </text:span><text:span text:style-name="T39">String lastName) {</text:span><text:span text:style-name="T39"><text:line-break/></text:span><text:span text:style-name="T39"> <text:s text:c="7"/></text:span><text:span text:style-name="T38">this</text:span><text:span text:style-name="T39">.</text:span><text:span text:style-name="T40">name </text:span><text:span text:style-name="T39">= name</text:span><text:span text:style-name="T38">;</text:span><text:span text:style-name="T38"><text:line-break/></text:span><text:span text:style-name="T38"> <text:s text:c="7"/>this</text:span><text:span text:style-name="T39">.</text:span><text:span text:style-name="T40">lastName </text:span><text:span text:style-name="T39">= lastNam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1">getName</text:span><text:span text:style-name="T39">() {</text:span><text:span text:style-name="T39"><text:line-break/></text:span><text:span text:style-name="T39"> <text:s text:c="7"/></text:span><text:span text:style-name="T38">return </text:span><text:span text:style-name="T40">nam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1">getLastName</text:span><text:span text:style-name="T39">() {</text:span><text:span text:style-name="T39"><text:line-break/></text:span><text:span text:style-name="T39"> <text:s text:c="7"/></text:span><text:span text:style-name="T38">return </text:span><text:span text:style-name="T40">lastNam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1">toString</text:span><text:span text:style-name="T39">(){</text:span><text:span text:style-name="T39"><text:line-break/></text:span><text:span text:style-name="T39"> <text:s text:c="7"/></text:span><text:span text:style-name="T38">return </text:span><text:span text:style-name="T42">"{GoodSerializableUser[name=</text:span><text:span text:style-name="T38">\"</text:span><text:span text:style-name="T42">"</text:span><text:span text:style-name="T39">+</text:span><text:span text:style-name="T40">name</text:span><text:span text:style-name="T39">+</text:span><text:span text:style-name="T42">"</text:span><text:span text:style-name="T38">\"</text:span><text:span text:style-name="T42"> lastName=</text:span><text:span text:style-name="T38">\"</text:span><text:span text:style-name="T42">"</text:span><text:span text:style-name="T39">+</text:span><text:span text:style-name="T40">lastName</text:span><text:span text:style-name="T39">+</text:span><text:span text:style-name="T42">"</text:span><text:span text:style-name="T38">\"</text:span><text:span text:style-name="T42">]}"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/text:p>
          </draw:text-box>
        </draw:frame>
        <draw:frame draw:style-name="gr10" draw:text-style-name="P16" draw:layer="layout" svg:width="11.6cm" svg:height="1.623cm" svg:x="21cm" svg:y="8.4cm">
          <draw:text-box>
            <text:p><text:span text:style-name="T23">Будет работат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32" presentation:use-date-time-name="dtd1">
        <office:forms form:automatic-focus="false" form:apply-design-mode="false"/>
        <draw:frame presentation:style-name="pr15" draw:text-style-name="P22" draw:layer="layout" svg:width="33.33cm" svg:height="19.4cm" svg:x="0cm" svg:y="0.8cm" presentation:class="subtitle" presentation:user-transformed="true">
          <draw:text-box>
            <text:p text:style-name="P6">Да. Объект сериализуется</text:p>
            <text:p text:style-name="P6"/>
            <text:p text:style-name="P19"><text:span text:style-name="T43"><text:s text:c="4"/></text:span><text:span text:style-name="T43">{GoodSerializableUser[name="user_name_1" lastName="user_lastname_1"]}</text:span></text:p>
            <text:p text:style-name="P19"><text:span text:style-name="T44"/></text:p>
            <text:p text:style-name="P19"><text:span text:style-name="T44"><text:s text:c="4"/></text:span><text:span text:style-name="T44">AC ED 00 05 73 72 00 22 72 75 </text:span></text:p>
            <text:p text:style-name="P19"><text:span text:style-name="T44"><text:s text:c="4"/></text:span><text:span text:style-name="T44">2E 63 6F 6D 6D 6F 6E 2E 64 74 </text:span></text:p>
            <text:p text:style-name="P19"><text:span text:style-name="T44"><text:s text:c="4"/></text:span><text:span text:style-name="T44">6F 2E 47 6F 6F 64 53 65 72 69 </text:span></text:p>
            <text:p text:style-name="P19"><text:span text:style-name="T44"><text:s text:c="4"/></text:span><text:span text:style-name="T44">61 6C 69 7A 61 62 6C 65 55 73 </text:span></text:p>
            <text:p text:style-name="P19"><text:span text:style-name="T44"><text:s text:c="4"/></text:span><text:span text:style-name="T44">65 72 13 C9 EB A2 D0 92 14 9A </text:span></text:p>
            <text:p text:style-name="P19"><text:span text:style-name="T44"><text:s text:c="4"/></text:span><text:span text:style-name="T44">02 00 02 4C 00 08 6C 61 73 74 </text:span></text:p>
            <text:p text:style-name="P19"><text:span text:style-name="T44"><text:s text:c="4"/></text:span><text:span text:style-name="T44">4E 61 6D 65 74 00 12 4C 6A 61 </text:span></text:p>
            <text:p text:style-name="P19"><text:span text:style-name="T44"><text:s text:c="4"/></text:span><text:span text:style-name="T44">76 61 2F 6C 61 6E 67 2F 53 74 </text:span></text:p>
            <text:p text:style-name="P19"><text:span text:style-name="T44"><text:s text:c="4"/></text:span><text:span text:style-name="T44">72 69 6E 67 3B 4C 00 04 6E 61 </text:span></text:p>
            <text:p text:style-name="P19"><text:span text:style-name="T44"><text:s text:c="4"/></text:span><text:span text:style-name="T44">6D 65 71 00 7E 00 01 78 70 74 </text:span></text:p>
            <text:p text:style-name="P19"><text:span text:style-name="T44"><text:s text:c="4"/></text:span><text:span text:style-name="T44">00 0F 75 73 65 72 5F 6C 61 73 </text:span></text:p>
            <text:p text:style-name="P19"><text:span text:style-name="T44"><text:s text:c="4"/></text:span><text:span text:style-name="T44">74 6E 61 6D 65 5F 31 74 00 0B </text:span></text:p>
            <text:p text:style-name="P19"><text:span text:style-name="T44"><text:s text:c="4"/></text:span><text:span text:style-name="T44">75 73 65 72 5F 6E 61 6D 65 5F </text:span></text:p>
            <text:p text:style-name="P19"><text:span text:style-name="T44"><text:s text:c="4"/></text:span><text:span text:style-name="T44">31 </text:span></text:p>
            <text:p text:style-name="P19"><text:span text:style-name="T44"/></text:p>
            <text:p text:style-name="P19"><text:span text:style-name="T44"><text:s text:c="4"/></text:span><text:span text:style-name="T45">Size = 131</text:span></text:p>
            <text:p text:style-name="P19"><text:span text:style-name="T44"><text:s text:c="2"/></text:span></text:p>
            <text:p text:style-name="P19"><text:span text:style-name="T46"><text:s text:c="4"/></text:span><text:span text:style-name="T47">Пояснения: байтовый массив записан в hex-формате и приведен к читаемому виду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22" draw:layer="layout" svg:width="33.396cm" svg:height="19.055cm" svg:x="0.204cm" svg:y="0.945cm" presentation:class="subtitle" presentation:user-transformed="true">
          <draw:text-box>
            <text:p text:style-name="P6">Рассмотрим байтовый массив подробнее</text:p>
            <text:p text:style-name="P6"/>
            <text:p text:style-name="P19"><text:span text:style-name="T30"><text:s text:c="4"/></text:span><text:span text:style-name="T30">AC ED: </text:span><text:span text:style-name="T48">STREAM_MAGIC</text:span><text:span text:style-name="T30">. Используется прямая сериализация объектов</text:span></text:p>
            <text:p text:style-name="P19"><text:span text:style-name="T30"><text:s text:c="4"/></text:span><text:span text:style-name="T30">00 05: STREAM_VERSION. Версия сериализации.</text:span></text:p>
            <text:p text:style-name="P19"><text:span text:style-name="T30"><text:s text:c="4"/></text:span><text:span text:style-name="T30">0x73: TC_OBJECT. Обозначение нового объекта.</text:span></text:p>
            <text:p text:style-name="P19"><text:span text:style-name="T30"><text:s text:c="4"/></text:span><text:span text:style-name="T30">0x72: Начало описания класса </text:span><text:span text:style-name="T49">GoodSerializableUser — данный класс ассоциируется с объектом</text:span></text:p>
            <text:p text:style-name="P19"><text:span text:style-name="T49"><text:s text:c="4"/></text:span><text:span text:style-name="T49">00 22: Длина имени класса ru.common.GoodSerializableUser </text:span></text:p>
            <text:p text:style-name="P19"><text:span text:style-name="T49"><text:s text:c="4"/></text:span><text:span text:style-name="T49">02: Флаги (строка 6, поз.1). В данном случае установлен флаг поддержки сериализации</text:span></text:p>
            <text:p text:style-name="P19"><text:span text:style-name="T49"><text:s text:c="4"/></text:span><text:span text:style-name="T49">00 02: число полей в классе</text:span></text:p>
            <text:p text:style-name="P19"><text:span text:style-name="T50"><text:s text:c="4"/></text:span><text:span text:style-name="T50">4C: код, закрепленный за java.lang.String </text:span></text:p>
            <text:p text:style-name="P19"><text:span text:style-name="T50"><text:s text:c="4"/></text:span><text:span text:style-name="T50">00 08: длина имени поля («lastName» пошло вперед <text:s/>по алфавиту)</text:span></text:p>
            <text:p text:style-name="P19"><text:span text:style-name="T50"><text:s text:c="4"/>… </text:span><text:span text:style-name="T50">- и так далее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 text:style-name="P19"><text:span text:style-name="T51"><text:s text:c="4"/></text:span></text:p>
            <text:p text:style-name="P19"><text:span text:style-name="T51"><text:s text:c="12"/></text:span><text:span text:style-name="T51">JVM сериализация скрупулезно опишет: </text:span></text:p>
            <text:p text:style-name="P19"><text:span text:style-name="T51"/></text:p>
            <text:p text:style-name="P19"><text:span text:style-name="T50"><text:s text:c="3"/></text:span><text:span text:style-name="T51"><text:s text:c="7"/></text:span><text:span text:style-name="T51">- поля класса </text:span></text:p>
            <text:p text:style-name="P19"><text:span text:style-name="T51"><text:s text:c="9"/></text:span><text:span text:style-name="T51">- их значения</text:span></text:p>
            <text:p text:style-name="P19"><text:span text:style-name="T51"><text:s text:c="9"/></text:span><text:span text:style-name="T51">- сам класс и все дерево (граф) наследования, вплоть до java.lang.Object</text:span></text:p>
            <text:p text:style-name="P19"><text:span text:style-name="T50"/></text:p>
            <text:p text:style-name="P19"><text:span text:style-name="T50"><text:s text:c="4"/></text:span></text:p>
            <text:p text:style-name="P19"><text:span text:style-name="T50"/></text:p>
            <text:p text:style-name="P19"><text:span text:style-name="T50"><text:s text:c="4"/></text:span><text:span text:style-name="T50">Примечание: </text:span></text:p>
            <text:p text:style-name="P19"><text:span text:style-name="T50"><text:s text:c="4"/></text:span><text:span text:style-name="T50">подробно можно почитать здесь - https://habr.com/ru/post/60317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4" draw:master-page-name="Vivid2" presentation:presentation-page-layout-name="AL3T32" presentation:use-date-time-name="dtd1">
        <office:forms form:automatic-focus="false" form:apply-design-mode="false"/>
        <draw:frame presentation:style-name="pr17" draw:text-style-name="P5" draw:layer="layout" svg:width="29.996cm" svg:height="19.464cm" svg:x="1.2cm" svg:y="1.026cm" presentation:class="subtitle" presentation:user-transformed="true">
          <draw:text-box>
            <text:p>Пример:</text:p>
            <text:p text:style-name="P19"><text:span text:style-name="T52">public class </text:span><text:span text:style-name="T53">BasePerson </text:span><text:span text:style-name="T52">implements </text:span><text:span text:style-name="T53">Serializable{</text:span><text:span text:style-name="T53"><text:line-break/></text:span><text:span text:style-name="T53"> <text:s text:c="3"/></text:span><text:span text:style-name="T52">private final </text:span><text:span text:style-name="T53">String </text:span><text:span text:style-name="T54">name</text:span><text:span text:style-name="T52">;</text:span><text:span text:style-name="T52"><text:line-break/></text:span><text:span text:style-name="T52"> <text:s text:c="3"/>...</text:span><text:span text:style-name="T53"><text:line-break/></text:span><text:span text:style-name="T53">}</text:span></text:p>
            <text:p text:style-name="P13"><text:span text:style-name="T53"/></text:p>
            <text:p text:style-name="P19"><text:span text:style-name="T52">public class </text:span><text:span text:style-name="T53">FullPerson </text:span><text:span text:style-name="T52">extends </text:span><text:span text:style-name="T53">BasePerson </text:span><text:span text:style-name="T52">implements </text:span><text:span text:style-name="T53">Serializable{</text:span><text:span text:style-name="T53"><text:line-break/></text:span><text:span text:style-name="T53"> <text:s text:c="3"/></text:span><text:span text:style-name="T52">private final </text:span><text:span text:style-name="T53">String </text:span><text:span text:style-name="T54">lastName</text:span><text:span text:style-name="T52">;</text:span><text:span text:style-name="T52"><text:line-break/></text:span><text:span text:style-name="T52"> <text:s text:c="3"/>...</text:span><text:span text:style-name="T53"><text:line-break/></text:span><text:span text:style-name="T53">}</text:span></text:p>
            <text:p text:style-name="P19"><text:span text:style-name="T53"/></text:p>
            <text:p text:style-name="P19"><text:span text:style-name="T52">public class </text:span><text:span text:style-name="T53">User1 </text:span><text:span text:style-name="T52">extends </text:span><text:span text:style-name="T53">FullPerson </text:span><text:span text:style-name="T52">implements </text:span><text:span text:style-name="T53">Serializable{</text:span><text:span text:style-name="T53"><text:line-break/></text:span><text:span text:style-name="T53"> <text:s text:c="3"/></text:span><text:span text:style-name="T52">public </text:span><text:span text:style-name="T55">BadSerializableUser</text:span><text:span text:style-name="T53">(String name</text:span><text:span text:style-name="T52">, </text:span><text:span text:style-name="T53">String lastName) {</text:span><text:span text:style-name="T53"><text:line-break/></text:span><text:span text:style-name="T53"> <text:s text:c="7"/></text:span><text:span text:style-name="T52">super</text:span><text:span text:style-name="T53">(name</text:span><text:span text:style-name="T52">, </text:span><text:span text:style-name="T53">lastName)</text:span><text:span text:style-name="T52">;</text:span><text:span text:style-name="T52"><text:line-break/></text:span><text:span text:style-name="T52"> <text:s text:c="3"/></text:span><text:span text:style-name="T53">}</text:span><text:span text:style-name="T53"><text:line-break/></text:span><text:span text:style-name="T53">}</text:span></text:p>
            <text:p text:style-name="P13"><text:span text:style-name="T53"/></text:p>
            <text:p text:style-name="P13"><text:span text:style-name="T52">public class </text:span><text:span text:style-name="T53">User2 </text:span><text:span text:style-name="T52">implements </text:span><text:span text:style-name="T53">Serializable {</text:span><text:span text:style-name="T53"><text:line-break/></text:span><text:span text:style-name="T53"> <text:s text:c="3"/></text:span><text:span text:style-name="T52">private final </text:span><text:span text:style-name="T53">String </text:span><text:span text:style-name="T54">name</text:span><text:span text:style-name="T52">;</text:span><text:span text:style-name="T52"><text:line-break/></text:span><text:span text:style-name="T52"> <text:s text:c="3"/>private final </text:span><text:span text:style-name="T53">String </text:span><text:span text:style-name="T54">lastName</text:span><text:span text:style-name="T52">;</text:span><text:span text:style-name="T52"><text:line-break/></text:span><text:span text:style-name="T52"> <text:s text:c="3"/>...</text:span><text:span text:style-name="T53"><text:line-break/></text:span><text:span text:style-name="T53">}</text:span></text:p>
            <text:p><text:span text:style-name="T5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23" draw:layer="layout" svg:width="29.996cm" svg:height="16.255cm" svg:x="1.664cm" svg:y="0.837cm" presentation:class="subtitle" presentation:user-transformed="true">
          <draw:text-box>
            <text:p>Вопрос: какой класс следует использовать в данном типе сериализации </text:p>
            <text:p/>
            <text:p>User1 или User2?</text:p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Метод toString вернет одинаковые результаты:</text:p>
            <text:p><text:span text:style-name="T57">{User1[name="user_name_1" lastName="user_lastname_1"]}</text:span></text:p>
            <text:p><text:span text:style-name="T57">{User2[name="user_name_1" lastName="user_lastname_1"]}</text:span></text:p>
            <text:p><text:span text:style-name="T57"/></text:p>
            <text:p><text:span text:style-name="T57">А вот итоговое количество байт после сериализации будет разным:</text:span></text:p>
            <text:p><text:span text:style-name="T57">User1 - <text:s/>230</text:span></text:p>
            <text:p><text:span text:style-name="T57">User2 - 131</text:span></text:p>
            <text:p><text:span text:style-name="T57"/></text:p>
            <text:p><text:span text:style-name="T58">Почему?</text:span></text:p>
            <text:p><text:span text:style-name="T57"/></text:p>
            <text:p><text:span text:style-name="T5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У User1 длиннее цепочка наследования до java.lang.Object.</text:p>
            <text:p/>
            <text:p><text:span text:style-name="T59">Каждый фрейм данных будет съедать почти в 2 раза больше траффика без какой-либо смысловой нагрузки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Можно ли сэкономить еще траффик?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8" draw:text-style-name="P5" draw:layer="layout" svg:width="29.996cm" svg:height="19.895cm" svg:x="1.664cm" svg:y="0.371cm" presentation:class="subtitle" presentation:user-transformed="true">
          <draw:text-box>
            <text:p>Да, реализовать интерфейс Externalizable</text:p>
            <text:p/>
            <text:p><text:span text:style-name="T27">Данный интерфейс требует условий:</text:span></text:p>
            <text:p><text:span text:style-name="T27"/></text:p>
            <text:p text:style-name="P19"><text:span text:style-name="T27"><text:s text:c="4"/></text:span><text:span text:style-name="T27">1. Наличие конструктора по умолчанию</text:span></text:p>
            <text:p text:style-name="P19"><text:span text:style-name="T27"/></text:p>
            <text:p text:style-name="P19"><text:span text:style-name="T27"><text:tab/></text:span><text:span text:style-name="T27">2. Геттеры и сеттеры ко всем приватным полям</text:span></text:p>
            <text:p text:style-name="P19"><text:span text:style-name="T27"/></text:p>
            <text:p text:style-name="P19"><text:span text:style-name="T27"><text:s text:c="4"/></text:span><text:span text:style-name="T27">3. Реализация методов </text:span><text:span text:style-name="T60">readObject</text:span><text:span text:style-name="T27"> и </text:span><text:span text:style-name="T60">writeObject</text:span></text:p>
            <text:p text:style-name="P19"><text:span text:style-name="T60"/></text:p>
            <text:p text:style-name="P19"><text:span text:style-name="T60"><text:tab/></text:span><text:span text:style-name="T61">4. А еще </text:span><text:span text:style-name="T60">Externalizable </text:span><text:span text:style-name="T62">extends Serializable</text:span>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4" draw:master-page-name="Vivid2" presentation:presentation-page-layout-name="AL3T32" presentation:use-date-time-name="dtd1">
        <office:forms form:automatic-focus="false" form:apply-design-mode="false"/>
        <draw:frame presentation:style-name="pr19" draw:text-style-name="P25" draw:layer="layout" svg:width="29.996cm" svg:height="20.281cm" svg:x="0.804cm" svg:y="0.187cm" presentation:class="subtitle" presentation:user-transformed="true">
          <draw:text-box>
            <text:p text:style-name="P24"><text:span text:style-name="T63"/></text:p>
            <text:p text:style-name="P24"><text:span text:style-name="T63"/></text:p>
            <text:p text:style-name="P24"><text:span text:style-name="T63"/></text:p>
            <text:p text:style-name="P24"><text:span text:style-name="T52">public class </text:span><text:span text:style-name="T53">ExternalizableUser </text:span><text:span text:style-name="T52">implements </text:span><text:span text:style-name="T53">Externalizable {</text:span><text:span text:style-name="T53"><text:line-break/></text:span><text:span text:style-name="T53"> <text:s text:c="3"/></text:span><text:span text:style-name="T52">private </text:span><text:span text:style-name="T53">String </text:span><text:span text:style-name="T54">name</text:span><text:span text:style-name="T52">;</text:span><text:span text:style-name="T52"><text:line-break/></text:span><text:span text:style-name="T52"> <text:s text:c="3"/>private </text:span><text:span text:style-name="T53">String </text:span><text:span text:style-name="T54">lastName</text:span><text:span text:style-name="T52">;</text:span><text:span text:style-name="T52"><text:line-break/></text:span><text:span text:style-name="T64"><text:line-break/></text:span><text:span text:style-name="T64"> <text:s text:c="3"/></text:span><text:span text:style-name="T52">public </text:span><text:span text:style-name="T53">ExternalizableUser() {}</text:span><text:span text:style-name="T53"><text:line-break/></text:span><text:span text:style-name="T53"><text:line-break/></text:span><text:span text:style-name="T53"> <text:s text:c="3"/></text:span><text:span text:style-name="T52">public </text:span><text:span text:style-name="T53">ExternalizableUser(String name</text:span><text:span text:style-name="T52">, </text:span><text:span text:style-name="T53">String lastName) {</text:span><text:span text:style-name="T53"><text:line-break/></text:span><text:span text:style-name="T53"> <text:s text:c="7"/></text:span><text:span text:style-name="T52">this</text:span><text:span text:style-name="T53">.</text:span><text:span text:style-name="T54">name </text:span><text:span text:style-name="T53">= name</text:span><text:span text:style-name="T52">;</text:span><text:span text:style-name="T52"><text:line-break/></text:span><text:span text:style-name="T52"> <text:s text:c="7"/>this</text:span><text:span text:style-name="T53">.</text:span><text:span text:style-name="T54">lastName </text:span><text:span text:style-name="T53">= lastName</text:span><text:span text:style-name="T52">;</text:span><text:span text:style-name="T52"><text:line-break/></text:span><text:span text:style-name="T52"> <text:s text:c="3"/></text:span><text:span text:style-name="T53">}</text:span><text:span text:style-name="T53"><text:line-break/></text:span><text:span text:style-name="T53"> <text:s text:c="3"/>…</text:span><text:span text:style-name="T53"><text:line-break/></text:span><text:span text:style-name="T53"> <text:s text:c="3"/></text:span><text:span text:style-name="T65">@Override</text:span><text:span text:style-name="T65"><text:line-break/></text:span><text:span text:style-name="T65"> <text:s text:c="3"/></text:span><text:span text:style-name="T52">public void </text:span><text:span text:style-name="T55">writeExternal</text:span><text:span text:style-name="T53">(ObjectOutput out) </text:span><text:span text:style-name="T52">throws </text:span><text:span text:style-name="T53">IOException {</text:span><text:span text:style-name="T52"><text:line-break/></text:span><text:span text:style-name="T64"> <text:s text:c="7"/>out.writeObject(name);</text:span><text:span text:style-name="T64"><text:line-break/></text:span><text:span text:style-name="T64"> <text:s text:c="7"/>out.writeObject(lastName);</text:span><text:span text:style-name="T64"><text:line-break/></text:span><text:span text:style-name="T64"> <text:s text:c="3"/></text:span><text:span text:style-name="T53">}</text:span><text:span text:style-name="T53"><text:line-break/></text:span><text:span text:style-name="T53"><text:line-break/></text:span><text:span text:style-name="T53"> <text:s text:c="3"/></text:span><text:span text:style-name="T65">@Override</text:span><text:span text:style-name="T65"><text:line-break/></text:span><text:span text:style-name="T65"> <text:s text:c="3"/></text:span><text:span text:style-name="T52">public void </text:span><text:span text:style-name="T55">readExternal</text:span><text:span text:style-name="T53">(ObjectInput in) </text:span><text:span text:style-name="T52">throws </text:span><text:span text:style-name="T53">IOException</text:span><text:span text:style-name="T52">, </text:span><text:span text:style-name="T53">ClassNotFoundException{</text:span><text:span text:style-name="T52"><text:line-break/></text:span><text:span text:style-name="T64"> <text:s text:c="7"/>name = (String) in.readObject();</text:span><text:span text:style-name="T64"><text:line-break/></text:span><text:span text:style-name="T64"> <text:s text:c="7"/>lastName = (String) in.readObject();</text:span><text:span text:style-name="T64"><text:line-break/></text:span><text:span text:style-name="T64"> <text:s text:c="3"/></text:span><text:span text:style-name="T53">}</text:span><text:span text:style-name="T53"><text:line-break/></text:span><text:span text:style-name="T53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8" draw:text-style-name="P2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Результат:</text:p>
            <text:p/>
            <text:p text:style-name="P19"><text:span text:style-name="T30">{GoodSerializableUser[name="user_name_1" lastName="user_lastname_1"]}</text:span></text:p>
            <text:p text:style-name="P19"><text:span text:style-name="T57"/></text:p>
            <text:p text:style-name="P19"><text:span text:style-name="T57">Количество байт во фрейме — </text:span><text:span text:style-name="T66">90</text:span><text:span text:style-name="T57"> (было </text:span><text:span text:style-name="T67">131</text:span><text:span text:style-name="T57"> и </text:span><text:span text:style-name="T67">230</text:span><text:span text:style-name="T57"> соответственно)</text:span></text:p>
            <text:p text:style-name="P19"><text:span text:style-name="T57"/></text:p>
            <text:p><text:span text:style-name="T68">Объясните этот факт.</text:span></text:p>
            <text:p text:style-name="P19"><text:span text:style-name="T5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Ответ:</text:p>
            <text:p>При использовании <text:span text:style-name="T69">Serializable</text:span> создается <text:span text:style-name="T70">полный</text:span> слепок с экземпляра класса, который впоследствии может быть собран восстановлен <text:span text:style-name="T70">без</text:span> использования конструктора.</text:p>
            <text:p>При этом <text:span text:style-name="T69">srcObject != restoredObject</text:span>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При использовании <text:span text:style-name="T70">Externalizable</text:span> восстанавливаемый объект создается через <text:span text:style-name="T71">конструктор по умолчанию</text:span>, а пересылаются только <text:span text:style-name="T70">описания и значения</text:span> полей.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3T32" presentation:use-date-time-name="dtd1">
        <office:forms form:automatic-focus="false" form:apply-design-mode="false"/>
        <draw:frame presentation:style-name="pr20" draw:text-style-name="P5" draw:layer="layout" svg:width="29.996cm" svg:height="17.741cm" svg:x="1.664cm" svg:y="0.094cm" presentation:class="subtitle" presentation:user-transformed="true">
          <draw:text-box>
            <text:p><text:span text:style-name="T70"/></text:p>
            <text:p><text:span text:style-name="T70">Externalizable</text:span> <text:s/>введен в ранних версиях JVM (&lt;1.3) из-за проблем с производительностью <text:span text:style-name="T70">Serializable </text:span><text:span text:style-name="T72">при сериализации больших графов объектов (RMI)</text:span><text:span text:style-name="T73">.</text:span></text:p>
            <text:p><text:span text:style-name="T73"/></text:p>
            <text:p><text:span text:style-name="T74">При текущей производительности скорости (де-)сериализации для этих протоколов отличия незначительны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4" draw:master-page-name="Vivid2" presentation:presentation-page-layout-name="AL3T32" presentation:use-date-time-name="dtd1">
        <office:forms form:automatic-focus="false" form:apply-design-mode="false"/>
        <draw:frame presentation:style-name="pr19" draw:text-style-name="P25" draw:layer="layout" svg:width="29.996cm" svg:height="20.281cm" svg:x="0.804cm" svg:y="0.187cm" presentation:class="subtitle" presentation:user-transformed="true">
          <draw:text-box>
            <text:p text:style-name="P13"><text:span text:style-name="T63"/></text:p>
            <text:p text:style-name="P13"><text:span text:style-name="T63"/></text:p>
            <text:p text:style-name="P13"><text:span text:style-name="T63"/></text:p>
            <text:p text:style-name="P13"><text:span text:style-name="T52">public class </text:span><text:span text:style-name="T53">ExternalizableUser </text:span><text:span text:style-name="T52">implements </text:span><text:span text:style-name="T53">Externalizable {</text:span><text:span text:style-name="T53"><text:line-break/></text:span><text:span text:style-name="T53"> <text:s text:c="3"/></text:span><text:span text:style-name="T52">private </text:span><text:span text:style-name="T53">String </text:span><text:span text:style-name="T54">name</text:span><text:span text:style-name="T52">;</text:span><text:span text:style-name="T52"><text:line-break/></text:span><text:span text:style-name="T52"> <text:s text:c="3"/>private </text:span><text:span text:style-name="T53">String </text:span><text:span text:style-name="T54">lastName</text:span><text:span text:style-name="T52">;</text:span><text:span text:style-name="T52"><text:line-break/></text:span><text:span text:style-name="T64"><text:line-break/></text:span><text:span text:style-name="T64"> <text:s text:c="3"/></text:span><text:span text:style-name="T52">public </text:span><text:span text:style-name="T53">ExternalizableUser() {}</text:span><text:span text:style-name="T53"><text:line-break/></text:span><text:span text:style-name="T53"><text:line-break/></text:span><text:span text:style-name="T53"> <text:s text:c="3"/></text:span><text:span text:style-name="T75">//public ExternalizableUser(String name, String lastName) {</text:span><text:span text:style-name="T75"><text:line-break/></text:span><text:span text:style-name="T75"> <text:s text:c="3"/>// <text:s text:c="3"/>this.name = name;</text:span><text:span text:style-name="T75"><text:line-break/></text:span><text:span text:style-name="T75"> <text:s text:c="3"/>// <text:s text:c="3"/>this.lastName = lastName;</text:span><text:span text:style-name="T75"><text:line-break/></text:span><text:span text:style-name="T75"> <text:s text:c="3"/>//}</text:span><text:span text:style-name="T53"><text:line-break/></text:span><text:span text:style-name="T53"> <text:s text:c="3"/>…</text:span><text:span text:style-name="T53"><text:line-break/></text:span><text:span text:style-name="T53"> <text:s text:c="3"/></text:span><text:span text:style-name="T65">@Override</text:span><text:span text:style-name="T65"><text:line-break/></text:span><text:span text:style-name="T65"> <text:s text:c="3"/></text:span><text:span text:style-name="T52">public void </text:span><text:span text:style-name="T55">writeExternal</text:span><text:span text:style-name="T53">(ObjectOutput out) </text:span><text:span text:style-name="T52">throws </text:span><text:span text:style-name="T53">IOException {</text:span><text:span text:style-name="T52"><text:line-break/></text:span><text:span text:style-name="T64"> <text:s text:c="7"/>out.writeObject(name);</text:span><text:span text:style-name="T64"><text:line-break/></text:span><text:span text:style-name="T64"> <text:s text:c="7"/>out.writeObject(lastName);</text:span><text:span text:style-name="T64"><text:line-break/></text:span><text:span text:style-name="T64"> <text:s text:c="3"/></text:span><text:span text:style-name="T53">}</text:span><text:span text:style-name="T53"><text:line-break/></text:span><text:span text:style-name="T53"><text:line-break/></text:span><text:span text:style-name="T53"> <text:s text:c="3"/></text:span><text:span text:style-name="T65">@Override</text:span><text:span text:style-name="T65"><text:line-break/></text:span><text:span text:style-name="T65"> <text:s text:c="3"/></text:span><text:span text:style-name="T52">public void </text:span><text:span text:style-name="T55">readExternal</text:span><text:span text:style-name="T53">(ObjectInput in) </text:span><text:span text:style-name="T52">throws </text:span><text:span text:style-name="T53">IOException</text:span><text:span text:style-name="T52">, </text:span><text:span text:style-name="T53">ClassNotFoundException{</text:span><text:span text:style-name="T52"><text:line-break/></text:span><text:span text:style-name="T64"> <text:s text:c="7"/>name = (String) in.readObject();</text:span><text:span text:style-name="T64"><text:line-break/></text:span><text:span text:style-name="T64"> <text:s text:c="7"/>lastName = (String) in.readObject();</text:span><text:span text:style-name="T64"><text:line-break/></text:span><text:span text:style-name="T64"> <text:s text:c="3"/></text:span><text:span text:style-name="T53">}</text:span><text:span text:style-name="T53"><text:line-break/></text:span><text:span text:style-name="T53">}</text:span></text:p>
          </draw:text-box>
        </draw:frame>
        <draw:frame draw:style-name="gr10" draw:text-style-name="P27" draw:layer="layout" svg:width="18.6cm" svg:height="1.623cm" svg:x="19.6cm" svg:y="3.4cm">
          <draw:text-box>
            <text:p><text:span text:style-name="T76">Будет работат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8" draw:text-style-name="P2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НЕТ!</text:p>
            <text:p/>
            <text:p><text:span text:style-name="T77">Exception in thread "main" java.io.InvalidClassException: ru.common.dto.</text:span><text:span text:style-name="T78">ExternalizableUser</text:span><text:span text:style-name="T77">; no valid constructo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3T32" presentation:use-date-time-name="dtd1">
        <office:forms form:automatic-focus="false" form:apply-design-mode="false"/>
        <draw:frame presentation:style-name="pr21" draw:text-style-name="P5" draw:layer="layout" svg:width="29.996cm" svg:height="2.655cm" svg:x="2.604cm" svg:y="0.6cm" presentation:class="subtitle" presentation:user-transformed="true">
          <draw:text-box>
            <text:p>Serializable VS Externalizable</text:p>
          </draw:text-box>
        </draw:frame>
        <draw:frame draw:style-name="standard" draw:layer="layout" svg:width="31.399cm" svg:height="16.146cm" svg:x="0.682cm" svg:y="2.8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Externalizable </text:p>
              </table:table-cell>
              <table:table-cell>
                <text:p text:style-name="P28">Serializable</text:p>
              </table:table-cell>
            </table:table-row>
            <table:table-row table:style-name="ro1">
              <table:table-cell table:style-name="ce2">
                <text:p text:style-name="P29"><text:span text:style-name="T79">Пользовательский механизм сериализации объектов</text:span></text:p>
              </table:table-cell>
              <table:table-cell table:style-name="ce3">
                <text:p text:style-name="P30"><text:span text:style-name="T80">JVM протокол «из коробки»</text:span></text:p>
              </table:table-cell>
            </table:table-row>
            <table:table-row table:style-name="ro1" table:default-cell-style-name="ce4">
              <table:table-cell>
                <text:p text:style-name="P30"><text:span text:style-name="T80">Extends <text:s/>Serializable</text:span></text:p>
              </table:table-cell>
              <table:table-cell>
                <text:p text:style-name="P30"><text:span text:style-name="T80">Маркер-интерфейс</text:span></text:p>
              </table:table-cell>
            </table:table-row>
            <table:table-row table:style-name="ro1" table:default-cell-style-name="ce3">
              <table:table-cell>
                <text:p text:style-name="P30"><text:span text:style-name="T80">Ответсвенность сохранения состояния родительского класса на реализующем классе</text:span></text:p>
              </table:table-cell>
              <table:table-cell>
                <text:p text:style-name="P30"><text:span text:style-name="T80">Сериализуется весь граф наследования, включая состояния суперклассов </text:span></text:p>
              </table:table-cell>
            </table:table-row>
            <table:table-row table:style-name="ro1" table:default-cell-style-name="ce4">
              <table:table-cell>
                <text:p text:style-name="P30"><text:span text:style-name="T80">writeExternal &amp; readExternal заменяют магические writeObject &amp; readObject </text:span></text:p>
              </table:table-cell>
              <table:table-cell>
                <text:p text:style-name="P30"><text:span text:style-name="T80">Расширение стандартного механизма с помощью writeObject\readObject (+ магия)</text:span></text:p>
              </table:table-cell>
            </table:table-row>
            <table:table-row table:style-name="ro1" table:default-cell-style-name="ce3">
              <table:table-cell>
                <text:p text:style-name="P30"><text:span text:style-name="T80">Объект создается публичным конструктором без аргументов</text:span></text:p>
              </table:table-cell>
              <table:table-cell>
                <text:p text:style-name="P30"><text:span text:style-name="T80">Рефликсивное наполнение без вызова конструктора</text:span></text:p>
              </table:table-cell>
            </table:table-row>
            <table:table-row table:style-name="ro2" table:default-cell-style-name="ce4">
              <table:table-cell>
                <text:p text:style-name="P30"><text:span text:style-name="T80">Требование иметь конструктор</text:span></text:p>
              </table:table-cell>
              <table:table-cell>
                <text:p text:style-name="P30"><text:span text:style-name="T80">Конструктор без аргументов не обязателен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3T32" presentation:use-date-time-name="dtd1">
        <office:forms form:automatic-focus="false" form:apply-design-mode="false"/>
        <draw:frame presentation:style-name="pr22" draw:text-style-name="P5" draw:layer="layout" svg:width="29.996cm" svg:height="18.58cm" svg:x="1.404cm" svg:y="1.22cm" presentation:class="subtitle" presentation:user-transformed="true">
          <draw:text-box>
            <text:p>Список возможных исключений</text:p>
            <text:p text:style-name="P31"><text:span text:style-name="T81"><text:tab/></text:span><text:span text:style-name="T81">- </text:span><text:span text:style-name="T82">ObjectStreamException</text:span><text:span text:style-name="T81"> </text:span></text:p>
            <text:p text:style-name="P31"><text:span text:style-name="T81"><text:tab/></text:span><text:span text:style-name="T81"><text:tab/></text:span><text:span text:style-name="T81">- суперкласс всех ошибок сериализации</text:span></text:p>
            <text:p text:style-name="P31"><text:span text:style-name="T81"><text:tab/></text:span><text:span text:style-name="T81">- </text:span><text:span text:style-name="T82">InvalidClassException</text:span><text:span text:style-name="T81"> </text:span></text:p>
            <text:p text:style-name="P31"><text:span text:style-name="T81"><text:tab/></text:span><text:span text:style-name="T81"><text:tab/></text:span><text:span text:style-name="T81">- не совпадает версия класса</text:span></text:p>
            <text:p text:style-name="P31"><text:span text:style-name="T81"><text:tab/></text:span><text:span text:style-name="T81"><text:tab/></text:span><text:span text:style-name="T81">- примитивные типы хранят недопустимые значения</text:span></text:p>
            <text:p text:style-name="P31"><text:span text:style-name="T81"><text:tab/></text:span><text:span text:style-name="T81"><text:tab/></text:span><text:span text:style-name="T81">- Externalizable не имеет публичного конструктора без параметров</text:span></text:p>
            <text:p text:style-name="P31"><text:span text:style-name="T81"><text:tab/></text:span><text:span text:style-name="T81"><text:tab/></text:span><text:span text:style-name="T81">- Serializable класс имеет несериализуемого предка без конструктора</text:span></text:p>
            <text:p text:style-name="P31"><text:span text:style-name="T81"><text:tab/></text:span><text:span text:style-name="T81">- </text:span><text:span text:style-name="T82">NotSerializableException</text:span></text:p>
            <text:p text:style-name="P31"><text:span text:style-name="T81"><text:tab/></text:span><text:span text:style-name="T81"><text:tab/></text:span><text:span text:style-name="T81">- бросается в readObject\writeObject для остановки механизма сериализации</text:span></text:p>
            <text:p text:style-name="P31"><text:span text:style-name="T81"><text:tab/></text:span><text:span text:style-name="T81">- </text:span><text:span text:style-name="T82">InvalidObjectException</text:span></text:p>
            <text:p text:style-name="P31"><text:span text:style-name="T81"><text:tab/></text:span><text:span text:style-name="T81"><text:tab/></text:span><text:span text:style-name="T81">- бросается для обозначения что считанный объект в несогласованном состоянии</text:span></text:p>
            <text:p text:style-name="P31"><text:span text:style-name="T81"><text:tab/></text:span><text:span text:style-name="T81">- </text:span><text:span text:style-name="T82">ClassNotFoundException</text:span><text:span text:style-name="T81"> </text:span></text:p>
            <text:p text:style-name="P31"><text:span text:style-name="T81"><text:tab/></text:span><text:span text:style-name="T81"><text:tab/></text:span><text:span text:style-name="T81">- класс не найден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>Часть 2. <text:span text:style-name="T1">XML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XML</text:p>
            <text:p><text:s/></text:p>
            <text:p><text:s/>eXtensible Markup Language — расширяемый язык разметки</text:p>
            <text:p/>
            <text:p><text:span text:style-name="T83">(Википедия, великая и ужасная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" draw:master-page-name="Vivid2" presentation:presentation-page-layout-name="AL3T32" presentation:use-date-time-name="dtd1">
        <draw:frame presentation:style-name="pr6" draw:text-style-name="P5" draw:layer="layout" svg:width="29.996cm" svg:height="16.255cm" svg:x="1.664cm" svg:y="0.837cm" presentation:class="subtitle">
          <draw:text-box>
            <text:p>Встроенный в поставку XML API</text:p>
            <text:p/>
            <text:p text:style-name="P32"><text:span text:style-name="T84">java.beans.XMLDecoder;</text:span></text:p>
            <text:p text:style-name="P32"><text:span text:style-name="T84"><text:line-break/></text:span><text:span text:style-name="T84">java.beans.XMLEncoder;</text:span></text:p>
            <text:p text:style-name="P32"><text:span text:style-name="T84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4" draw:master-page-name="Vivid2" presentation:presentation-page-layout-name="AL3T32" presentation:use-date-time-name="dtd1">
        <draw:frame presentation:style-name="pr23" draw:text-style-name="P33" draw:layer="layout" svg:width="29.996cm" svg:height="18.4cm" svg:x="1cm" svg:y="1cm" presentation:class="subtitle" presentation:user-transformed="true">
          <draw:text-box>
            <text:p text:style-name="P13"><text:span text:style-name="T85">public class </text:span><text:span text:style-name="T86">EntryPointXmlEncoderDecoder {</text:span><text:span text:style-name="T86"><text:line-break/></text:span><text:span text:style-name="T86"> <text:s text:c="3"/></text:span><text:span text:style-name="T85">public static void </text:span><text:span text:style-name="T87">main</text:span><text:span text:style-name="T86">(String[] args) </text:span><text:span text:style-name="T85">throws </text:span><text:span text:style-name="T86">IOException {</text:span><text:span text:style-name="T86"><text:line-break/></text:span><text:span text:style-name="T86"> <text:s text:c="7"/>ByteArrayOutputStream bos = </text:span><text:span text:style-name="T85">new </text:span><text:span text:style-name="T86">ByteArrayOutputStream()</text:span><text:span text:style-name="T85">;</text:span><text:span text:style-name="T85"><text:line-break/></text:span><text:span text:style-name="T85"> <text:s text:c="7"/></text:span><text:span text:style-name="T86">User user = </text:span><text:span text:style-name="T85">new </text:span><text:span text:style-name="T86">User(</text:span><text:span text:style-name="T88">"user_name_1"</text:span><text:span text:style-name="T85">, </text:span><text:span text:style-name="T88">"user_lastname_1"</text:span><text:span text:style-name="T86">)</text:span><text:span text:style-name="T85">;</text:span><text:span text:style-name="T85"><text:line-break/></text:span><text:span text:style-name="T85"> <text:s text:c="7"/></text:span><text:span text:style-name="T86">System.</text:span><text:span text:style-name="T89">out</text:span><text:span text:style-name="T86">.println(user)</text:span><text:span text:style-name="T85">;</text:span><text:span text:style-name="T85"><text:line-break/></text:span><text:span text:style-name="T85"><text:line-break/></text:span><text:span text:style-name="T85"> <text:s text:c="7"/></text:span><text:span text:style-name="T86">XMLEncoder encoder = </text:span><text:span text:style-name="T85">new </text:span><text:span text:style-name="T86">XMLEncoder(bos)</text:span><text:span text:style-name="T85">;</text:span><text:span text:style-name="T85"><text:line-break/></text:span><text:span text:style-name="T85"> <text:s text:c="7"/></text:span><text:span text:style-name="T86">encoder.setExceptionListener(</text:span><text:span text:style-name="T85">new </text:span><text:span text:style-name="T86">ExceptionListener() {</text:span><text:span text:style-name="T86"><text:line-break/></text:span><text:span text:style-name="T86"> <text:s text:c="11"/></text:span><text:span text:style-name="T85">public void </text:span><text:span text:style-name="T87">exceptionThrown</text:span><text:span text:style-name="T86">(Exception e) {</text:span><text:span text:style-name="T86"><text:line-break/></text:span><text:span text:style-name="T86"> <text:s text:c="15"/>e.printStackTrace()</text:span><text:span text:style-name="T85">;</text:span><text:span text:style-name="T85"><text:line-break/></text:span><text:span text:style-name="T85"> <text:s text:c="11"/></text:span><text:span text:style-name="T86">}</text:span><text:span text:style-name="T86"><text:line-break/></text:span><text:span text:style-name="T86"> <text:s text:c="7"/>})</text:span><text:span text:style-name="T85">;</text:span><text:span text:style-name="T85"><text:line-break/></text:span><text:span text:style-name="T85"> <text:s text:c="7"/></text:span><text:span text:style-name="T86">encoder.writeObject(user)</text:span><text:span text:style-name="T85">;</text:span></text:p>
            <text:p text:style-name="P13"><text:span text:style-name="T85"><text:line-break/></text:span><text:span text:style-name="T85"> <text:s text:c="7"/></text:span><text:span text:style-name="T90">//</text:span><text:span text:style-name="T91">пока не закроется - не запишет корректно</text:span><text:span text:style-name="T90"><text:line-break/></text:span><text:span text:style-name="T90"> <text:s text:c="7"/></text:span><text:span text:style-name="T86">encoder.close()</text:span><text:span text:style-name="T85">;</text:span><text:span text:style-name="T85"><text:line-break/></text:span><text:span text:style-name="T85"><text:line-break/></text:span><text:span text:style-name="T85"> <text:s text:c="7"/>byte</text:span><text:span text:style-name="T86">[] bytes = bos.toByteArray()</text:span><text:span text:style-name="T85">;</text:span><text:span text:style-name="T85"><text:line-break/></text:span><text:span text:style-name="T85"> <text:s text:c="7"/></text:span><text:span text:style-name="T86">System.</text:span><text:span text:style-name="T89">out</text:span><text:span text:style-name="T86">.println(</text:span><text:span text:style-name="T85">new </text:span><text:span text:style-name="T86">String(bytes))</text:span><text:span text:style-name="T85">;</text:span><text:span text:style-name="T85"><text:line-break/></text:span><text:span text:style-name="T85"> <text:s text:c="7"/></text:span><text:span text:style-name="T86">System.</text:span><text:span text:style-name="T89">out</text:span><text:span text:style-name="T86">.println(</text:span><text:span text:style-name="T88">"Size = " </text:span><text:span text:style-name="T86">+ bytes.</text:span><text:span text:style-name="T92">length</text:span><text:span text:style-name="T86">)</text:span><text:span text:style-name="T85">;</text:span><text:span text:style-name="T85"><text:line-break/></text:span><text:span text:style-name="T85"><text:line-break/></text:span><text:span text:style-name="T85"> <text:s text:c="7"/></text:span><text:span text:style-name="T86">bos.flush()</text:span><text:span text:style-name="T85">;</text:span><text:span text:style-name="T85"><text:line-break/></text:span><text:span text:style-name="T85"> <text:s text:c="7"/></text:span><text:span text:style-name="T86">bos.close()</text:span><text:span text:style-name="T85">;</text:span><text:span text:style-name="T85"><text:line-break/></text:span><text:span text:style-name="T85"><text:line-break/></text:span><text:span text:style-name="T85"> <text:s text:c="7"/></text:span><text:span text:style-name="T86">ByteArrayInputStream bis = </text:span><text:span text:style-name="T85">new </text:span><text:span text:style-name="T86">ByteArrayInputStream(bytes)</text:span><text:span text:style-name="T85">;</text:span><text:span text:style-name="T85"><text:line-break/></text:span><text:span text:style-name="T85"> <text:s text:c="7"/></text:span><text:span text:style-name="T86">XMLDecoder decoder = </text:span><text:span text:style-name="T85">new </text:span><text:span text:style-name="T86">XMLDecoder(bis)</text:span><text:span text:style-name="T85">;</text:span><text:span text:style-name="T85"><text:line-break/></text:span><text:span text:style-name="T85"> <text:s text:c="7"/></text:span><text:span text:style-name="T86">User user2 = (User) decoder.readObject()</text:span><text:span text:style-name="T85">;</text:span><text:span text:style-name="T85"><text:line-break/></text:span><text:span text:style-name="T85"> <text:s text:c="7"/></text:span><text:span text:style-name="T86">System.</text:span><text:span text:style-name="T89">out</text:span><text:span text:style-name="T93">.println(user2)</text:span><text:span text:style-name="T94">;</text:span><text:span text:style-name="T94"><text:line-break/></text:span><text:span text:style-name="T94"> <text:s text:c="7"/></text:span><text:span text:style-name="T93">decoder.close()</text:span><text:span text:style-name="T94">;</text:span><text:span text:style-name="T94"><text:line-break/></text:span><text:span text:style-name="T94"> <text:s text:c="7"/></text:span><text:span text:style-name="T93">bis.close()</text:span><text:span text:style-name="T94">;</text:span><text:span text:style-name="T94"><text:line-break/></text:span><text:span text:style-name="T94"> <text:s text:c="3"/></text:span><text:span text:style-name="T93">}</text:span><text:span text:style-name="T93"><text:line-break/></text:span><text:span text:style-name="T93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1" draw:master-page-name="Vivid2" presentation:presentation-page-layout-name="AL3T32" presentation:use-date-time-name="dtd1">
        <draw:frame presentation:style-name="pr24" draw:text-style-name="P34" draw:layer="layout" svg:width="29.996cm" svg:height="19.83cm" svg:x="0.8cm" svg:y="0.57cm" presentation:class="subtitle" presentation:user-transformed="true">
          <draw:text-box>
            <text:p text:style-name="P19"><text:span text:style-name="T57">//исходный объект</text:span></text:p>
            <text:p text:style-name="P19"><text:span text:style-name="T57">{User[name="user_name_1" lastName="user_lastname_1"]}</text:span></text:p>
            <text:p text:style-name="P19"><text:span text:style-name="T57"/></text:p>
            <text:p text:style-name="P19"><text:span text:style-name="T30">&lt;?xml version="1.0" encoding="UTF-8"?&gt;</text:span></text:p>
            <text:p text:style-name="P19"><text:span text:style-name="T30">&lt;java version="1.8.0_41" class="java.beans.XMLDecoder"&gt;</text:span></text:p>
            <text:p text:style-name="P19"><text:span text:style-name="T30"><text:s/></text:span><text:span text:style-name="T30">&lt;object class="ru.common.dto.User"&gt;</text:span></text:p>
            <text:p text:style-name="P19"><text:span text:style-name="T30"><text:s text:c="2"/></text:span><text:span text:style-name="T30">&lt;void property="lastName"&gt;</text:span></text:p>
            <text:p text:style-name="P19"><text:span text:style-name="T30"><text:s text:c="3"/></text:span><text:span text:style-name="T30">&lt;string&gt;user_lastname_1&lt;/string&gt;</text:span></text:p>
            <text:p text:style-name="P19"><text:span text:style-name="T30"><text:s text:c="2"/></text:span><text:span text:style-name="T30">&lt;/void&gt;</text:span></text:p>
            <text:p text:style-name="P19"><text:span text:style-name="T30"><text:s text:c="2"/></text:span><text:span text:style-name="T30">&lt;void property="name"&gt;</text:span></text:p>
            <text:p text:style-name="P19"><text:span text:style-name="T30"><text:s text:c="3"/></text:span><text:span text:style-name="T30">&lt;string&gt;user_name_1&lt;/string&gt;</text:span></text:p>
            <text:p text:style-name="P19"><text:span text:style-name="T30"><text:s text:c="2"/></text:span><text:span text:style-name="T30">&lt;/void&gt;</text:span></text:p>
            <text:p text:style-name="P19"><text:span text:style-name="T30"><text:s/></text:span><text:span text:style-name="T30">&lt;/object&gt;</text:span></text:p>
            <text:p text:style-name="P19"><text:span text:style-name="T30">&lt;/java&gt;</text:span></text:p>
            <text:p text:style-name="P19"><text:span text:style-name="T57"/></text:p>
            <text:p text:style-name="P19"><text:span text:style-name="T57">Size = </text:span><text:span text:style-name="T58">293 <text:s text:c="2"/></text:span><text:span text:style-name="T95">// а было 131!</text:span></text:p>
            <text:p text:style-name="P19"><text:span text:style-name="T57">//десериализованный объект</text:span></text:p>
            <text:p text:style-name="P19"><text:span text:style-name="T57">{User[name="user_name_1" lastName="user_lastname_1"]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3T32" presentation:use-date-time-name="dtd1">
        <draw:frame presentation:style-name="pr6" draw:text-style-name="P5" draw:layer="layout" svg:width="29.996cm" svg:height="16.255cm" svg:x="1.664cm" svg:y="0.837cm" presentation:class="subtitle">
          <draw:text-box>
            <text:p>В чем нюансы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1" draw:master-page-name="Vivid2" presentation:presentation-page-layout-name="AL3T32" presentation:use-date-time-name="dtd1"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 text:style-name="P6"><text:span text:style-name="T31">Основных два: </text:span><text:span text:style-name="T57"><text:tab/></text:span></text:p>
            <text:p text:style-name="P19"><text:span text:style-name="T57"/></text:p>
            <text:p text:style-name="P19"><text:span text:style-name="T57"><text:tab/></text:span><text:span text:style-name="T57">1.</text:span> <text:span text:style-name="T57">&lt;java version="1.8.0_41" class="java.beans.XMLDecoder"&gt;</text:span></text:p>
            <text:p text:style-name="P19"><text:span text:style-name="T57">Сериализация по-прежнему ориентирована на JVM, хотя и менее слабо. </text:span></text:p>
            <text:p text:style-name="P19"><text:span text:style-name="T57"/></text:p>
            <text:p text:style-name="P19"><text:span text:style-name="T57"><text:tab/></text:span><text:span text:style-name="T57">2. XML-формат дает до 100% избыточности по тексту в обмен на четкую структуру данных.</text:span></text:p>
            <text:p><text:span text:style-name="T5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1" draw:master-page-name="Vivid2" presentation:presentation-page-layout-name="AL3T32" presentation:use-date-time-name="dtd1">
        <draw:frame presentation:style-name="pr25" draw:text-style-name="P5" draw:layer="layout" svg:width="29.996cm" svg:height="16.895cm" svg:x="1.2cm" svg:y="1.6cm" presentation:class="subtitle" presentation:user-transformed="true">
          <draw:text-box>
            <text:p>Попробуем стороннюю библиотеку (jackson)</text:p>
            <text:p text:style-name="P13"><text:span text:style-name="T96"/></text:p>
            <text:p text:style-name="P13"><text:span text:style-name="T96">public class </text:span><text:span text:style-name="T97">EntryPointJackson {</text:span><text:span text:style-name="T97"><text:line-break/></text:span><text:span text:style-name="T97"> <text:s text:c="3"/></text:span><text:span text:style-name="T96">public static void </text:span><text:span text:style-name="T98">main</text:span><text:span text:style-name="T97">(String[] args) </text:span><text:span text:style-name="T96">throws </text:span><text:span text:style-name="T97">IOException {</text:span><text:span text:style-name="T97"><text:line-break/></text:span><text:span text:style-name="T97"> <text:s text:c="7"/>User user = </text:span><text:span text:style-name="T96">new </text:span><text:span text:style-name="T97">User(</text:span><text:span text:style-name="T99">"user_name_1"</text:span><text:span text:style-name="T96">, </text:span><text:span text:style-name="T99">"user_lastname_1"</text:span><text:span text:style-name="T97">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97">.println(user)</text:span><text:span text:style-name="T96">;</text:span><text:span text:style-name="T96"><text:line-break/></text:span><text:span text:style-name="T96"><text:line-break/></text:span><text:span text:style-name="T96"> <text:s text:c="7"/></text:span><text:span text:style-name="T97">XmlMapper xmlMapper1 = </text:span><text:span text:style-name="T96">new </text:span><text:span text:style-name="T97">XmlMapper()</text:span><text:span text:style-name="T96">;</text:span><text:span text:style-name="T96"><text:line-break/></text:span><text:span text:style-name="T96"> <text:s text:c="7"/></text:span><text:span text:style-name="T101">//xmlMapper1.enable(SerializationFeature.INDENT_OUTPUT);</text:span><text:span text:style-name="T101"><text:line-break/></text:span><text:span text:style-name="T101"> <text:s text:c="7"/>// serialize our Object into XML string</text:span><text:span text:style-name="T101"><text:line-break/></text:span><text:span text:style-name="T101"> <text:s text:c="7"/></text:span><text:span text:style-name="T96">final </text:span><text:span text:style-name="T97">String xmlString = xmlMapper1.writeValueAsString(user)</text:span><text:span text:style-name="T96">;</text:span><text:span text:style-name="T96"><text:line-break/></text:span><text:span text:style-name="T96"><text:line-break/></text:span><text:span text:style-name="T96"> <text:s text:c="7"/></text:span><text:span text:style-name="T97">System.</text:span><text:span text:style-name="T100">out</text:span><text:span text:style-name="T97">.println(</text:span><text:span text:style-name="T99">"**************************"</text:span><text:span text:style-name="T97">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97">.println(xmlString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97">.println(</text:span><text:span text:style-name="T99">"**************************"</text:span><text:span text:style-name="T97">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97">.println(</text:span><text:span text:style-name="T99">"Size = " </text:span><text:span text:style-name="T97">+ xmlString.getBytes().</text:span><text:span text:style-name="T102">length</text:span><text:span text:style-name="T97">)</text:span><text:span text:style-name="T96">;</text:span><text:span text:style-name="T96"><text:line-break/></text:span><text:span text:style-name="T96"><text:line-break/></text:span><text:span text:style-name="T96"> <text:s text:c="7"/></text:span><text:span text:style-name="T97">XmlMapper xmlMapper2 = </text:span><text:span text:style-name="T96">new </text:span><text:span text:style-name="T97">XmlMapper()</text:span><text:span text:style-name="T96">;</text:span><text:span text:style-name="T96"><text:line-break/></text:span><text:span text:style-name="T96"> <text:s text:c="7"/></text:span><text:span text:style-name="T97">User user2 = xmlMapper2.readValue(xmlString</text:span><text:span text:style-name="T96">, </text:span><text:span text:style-name="T97">User.</text:span><text:span text:style-name="T96">class</text:span><text:span text:style-name="T97">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39">.println(user2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1" draw:master-page-name="Vivid2" presentation:presentation-page-layout-name="AL3T32" presentation:use-date-time-name="dtd1">
        <draw:frame presentation:style-name="pr26" draw:text-style-name="P34" draw:layer="layout" svg:width="29.996cm" svg:height="17.341cm" svg:x="1.664cm" svg:y="1.176cm" presentation:class="subtitle" presentation:user-transformed="true">
          <draw:text-box>
            <text:p text:style-name="P19"><text:span text:style-name="T57">Проблема 1 решена </text:span><text:span text:style-name="T103">полностью</text:span><text:span text:style-name="T57"> — теперь XML можно без проблем сериализовать/десериализовать на какой угодно платформе</text:span></text:p>
            <text:p text:style-name="P19"><text:span text:style-name="T57"/></text:p>
            <text:p text:style-name="P19"><text:span text:style-name="T57">Проблема 2 — </text:span><text:span text:style-name="T104">частично</text:span><text:span text:style-name="T57"> решена путем оптимизации</text:span></text:p>
            <text:p text:style-name="P19"><text:span text:style-name="T57">Полностью от овердрафта при использовании XML </text:span><text:span text:style-name="T105">не избавиться</text:span><text:span text:style-name="T57">.</text:span></text:p>
            <text:p text:style-name="P19"><text:span text:style-name="T57"/></text:p>
            <text:p text:style-name="P19"><text:span text:style-name="T57"/></text:p>
            <text:p text:style-name="P19"><text:span text:style-name="T57"/></text:p>
            <text:p text:style-name="P19"><text:span text:style-name="T57">{User[name="user_name_1" lastName="user_lastname_1"]}</text:span></text:p>
            <text:p text:style-name="P19"><text:span text:style-name="T57">**************************</text:span></text:p>
            <text:p text:style-name="P19"><text:span text:style-name="T57">&lt;User&gt;&lt;name&gt;user_name_1&lt;/name&gt;&lt;lastName&gt;user_lastname_1&lt;/lastName&gt;&lt;/User&gt;</text:span></text:p>
            <text:p text:style-name="P19"><text:span text:style-name="T57">**************************</text:span></text:p>
            <text:p text:style-name="P19"><text:span text:style-name="T57">Size = 73</text:span></text:p>
            <text:p text:style-name="P19"><text:span text:style-name="T57">{User[name="user_name_1" lastName="user_lastname_1"]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1" draw:master-page-name="Vivid2" presentation:presentation-page-layout-name="AL3T32" presentation:use-date-time-name="dtd1">
        <draw:frame presentation:style-name="pr6" draw:text-style-name="P5" draw:layer="layout" svg:width="29.996cm" svg:height="16.255cm" svg:x="1.664cm" svg:y="0.837cm" presentation:class="subtitle">
          <draw:text-box>
            <text:p>Хочется оптимизации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1" draw:master-page-name="Vivid2" presentation:presentation-page-layout-name="AL3T32" presentation:use-date-time-name="dtd1">
        <draw:frame presentation:style-name="pr6" draw:text-style-name="P5" draw:layer="layout" svg:width="29.996cm" svg:height="16.255cm" svg:x="1.664cm" svg:y="0.837cm" presentation:class="subtitle">
          <draw:text-box>
            <text:p>Часть 3. <text:span text:style-name="T1">JS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1" draw:master-page-name="Vivid2" presentation:presentation-page-layout-name="AL3T32" presentation:use-date-time-name="dtd1"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>JSON (JavaScript Object Notation) — </text:p>
            <text:p>формат <text:s/>хранения и обмена информацией, удобочитаемый человеком.</text:p>
            <text:p/>
            <text:p><text:span text:style-name="T106">Как видно из названия — отношение к JVM имеет опосредованное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5" draw:master-page-name="Vivid2" presentation:presentation-page-layout-name="AL3T32" presentation:use-date-time-name="dtd1">
        <draw:frame presentation:style-name="pr6" draw:text-style-name="P17" draw:layer="layout" svg:width="29.996cm" svg:height="16.255cm" svg:x="1.72cm" svg:y="2.405cm" presentation:class="subtitle" presentation:user-transformed="true">
          <draw:text-box>
            <text:p text:style-name="P13"><text:span text:style-name="T96">public class </text:span><text:span text:style-name="T97">EntryPointJackson {</text:span><text:span text:style-name="T97"><text:line-break/></text:span><text:span text:style-name="T97"> <text:s text:c="3"/></text:span><text:span text:style-name="T96">public static void </text:span><text:span text:style-name="T98">main</text:span><text:span text:style-name="T97">(String[] args) </text:span><text:span text:style-name="T96">throws </text:span><text:span text:style-name="T97">IOException {</text:span><text:span text:style-name="T97"><text:line-break/></text:span><text:span text:style-name="T97"> <text:s text:c="7"/>User user1 = </text:span><text:span text:style-name="T96">new </text:span><text:span text:style-name="T97">User(</text:span><text:span text:style-name="T99">"user_name_1"</text:span><text:span text:style-name="T96">, </text:span><text:span text:style-name="T99">"user_lastname_1"</text:span><text:span text:style-name="T97">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97">.println(user1)</text:span><text:span text:style-name="T96">;</text:span><text:span text:style-name="T96"><text:line-break/></text:span><text:span text:style-name="T96"><text:line-break/></text:span><text:span text:style-name="T96"> <text:s text:c="7"/></text:span><text:span text:style-name="T97">ObjectMapper objectMapper = </text:span><text:span text:style-name="T96">new </text:span><text:span text:style-name="T97">ObjectMapper()</text:span><text:span text:style-name="T96">;</text:span><text:span text:style-name="T96"><text:line-break/></text:span><text:span text:style-name="T96"> <text:s text:c="7"/></text:span><text:span text:style-name="T101">//objectMapper.enable(SerializationFeature.INDENT_OUTPUT);</text:span><text:span text:style-name="T101"><text:line-break/></text:span><text:span text:style-name="T101"> <text:s text:c="7"/></text:span><text:span text:style-name="T96">final </text:span><text:span text:style-name="T97">String jsonString =</text:span><text:span text:style-name="T97"><text:line-break/></text:span><text:span text:style-name="T97"> <text:s text:c="15"/>objectMapper.writeValueAsString(user1)</text:span><text:span text:style-name="T96">;</text:span><text:span text:style-name="T96"><text:line-break/></text:span><text:span text:style-name="T96"> <text:s text:c="7"/></text:span><text:span text:style-name="T101">//objectMapper.writerWithDefaultPrettyPrinter().writeValueAsString(user1);</text:span><text:span text:style-name="T101"><text:line-break/></text:span><text:span text:style-name="T101"><text:line-break/></text:span><text:span text:style-name="T101"> <text:s text:c="7"/></text:span><text:span text:style-name="T97">System.</text:span><text:span text:style-name="T100">out</text:span><text:span text:style-name="T97">.println(</text:span><text:span text:style-name="T99">"**************************"</text:span><text:span text:style-name="T97">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97">.println(jsonString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97">.println(</text:span><text:span text:style-name="T99">"**************************"</text:span><text:span text:style-name="T97">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97">.println(</text:span><text:span text:style-name="T99">"Size = " </text:span><text:span text:style-name="T97">+ jsonString.getBytes().</text:span><text:span text:style-name="T102">length</text:span><text:span text:style-name="T97">)</text:span><text:span text:style-name="T96">;</text:span><text:span text:style-name="T96"><text:line-break/></text:span><text:span text:style-name="T96"><text:line-break/></text:span><text:span text:style-name="T96"> <text:s text:c="7"/></text:span><text:span text:style-name="T97">ObjectMapper objectMapper2 = </text:span><text:span text:style-name="T96">new </text:span><text:span text:style-name="T97">ObjectMapper()</text:span><text:span text:style-name="T96">;</text:span><text:span text:style-name="T96"><text:line-break/></text:span><text:span text:style-name="T96"> <text:s text:c="7"/></text:span><text:span text:style-name="T97">BigUser user2 = objectMapper2.readValue(jsonString</text:span><text:span text:style-name="T96">, </text:span><text:span text:style-name="T97">BigUser.</text:span><text:span text:style-name="T96">class</text:span><text:span text:style-name="T97">)</text:span><text:span text:style-name="T96">;</text:span><text:span text:style-name="T96"><text:line-break/></text:span><text:span text:style-name="T96"> <text:s text:c="7"/></text:span><text:span text:style-name="T97">System.</text:span><text:span text:style-name="T100">out</text:span><text:span text:style-name="T39">.println(user2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1" draw:master-page-name="Vivid2" presentation:presentation-page-layout-name="AL3T32" presentation:use-date-time-name="dtd1">
        <draw:frame presentation:style-name="pr27" draw:text-style-name="P5" draw:layer="layout" svg:width="29.996cm" svg:height="17.421cm" svg:x="1.004cm" svg:y="1.4cm" presentation:class="subtitle" presentation:user-transformed="true">
          <draw:text-box>
            <text:p>И результат:</text:p>
            <text:p/>
            <text:p text:style-name="P19"><text:span text:style-name="T57">{User[name="user_name_1" lastName="user_lastname_1"]}</text:span></text:p>
            <text:p text:style-name="P19"><text:span text:style-name="T57">**************************</text:span></text:p>
            <text:p text:style-name="P19"><text:span text:style-name="T57">{"name":"user_name_1","lastName":"user_lastname_1"}</text:span></text:p>
            <text:p text:style-name="P19"><text:span text:style-name="T57">**************************</text:span></text:p>
            <text:p text:style-name="P19"><text:span text:style-name="T57">Size = </text:span><text:span text:style-name="T107">51</text:span><text:span text:style-name="T57"> // а было </text:span><text:span text:style-name="T58">73</text:span><text:span text:style-name="T57"> в самом оптимальном XML. </text:span></text:p>
            <text:p text:style-name="P19"><text:span text:style-name="T107">Попробуйте объяснить этот факт </text:span></text:p>
            <text:p text:style-name="P19"><text:span text:style-name="T57"/></text:p>
            <text:p text:style-name="P19"><text:span text:style-name="T57">{BigUser[name="user_name_1" lastName="user_lastname_1" age="0"]}</text:span></text:p>
            <text:p text:style-name="P19"><text:span text:style-name="T57"/></text:p>
            <text:p text:style-name="P19"><text:span text:style-name="T57"/></text:p>
            <text:p><text:span text:style-name="T5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1" draw:master-page-name="Vivid2" presentation:presentation-page-layout-name="AL3T32" presentation:use-date-time-name="dtd1">
        <draw:frame presentation:style-name="pr6" draw:text-style-name="P5" draw:layer="layout" svg:width="29.996cm" svg:height="16.255cm" svg:x="1.664cm" svg:y="0.837cm" presentation:class="subtitle">
          <draw:text-box>
            <text:p>Выводы:</text:p>
            <text:p/>
            <text:p text:style-name="P19"><text:tab/><text:span text:style-name="T30">- Serializable/Externalizable является базовым функционалом, работающим «из коробки» и только в контексте JVM.</text:span></text:p>
            <text:p text:style-name="P19"><text:span text:style-name="T30"/></text:p>
            <text:p text:style-name="P19"><text:span text:style-name="T30"><text:tab/></text:span><text:span text:style-name="T30">- XML является универсальным форматом хранения и обмена данными, однако имеет высокую избыточность из-за наличия тегов разметки. </text:span></text:p>
            <text:p text:style-name="P19"><text:span text:style-name="T30"/></text:p>
            <text:p text:style-name="P19"><text:span text:style-name="T30"><text:tab/></text:span><text:span text:style-name="T30">- JSON также является универсальным форматом данных, оптимизирован по количеству служебной информации, требует для применения сторонних зависимостей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1" draw:master-page-name="Vivid2" presentation:presentation-page-layout-name="AL3T32" presentation:use-date-time-name="dtd1">
        <draw:frame presentation:style-name="pr6" draw:text-style-name="P5" draw:layer="layout" svg:width="29.996cm" svg:height="16.255cm" svg:x="1.664cm" svg:y="0.837cm" presentation:class="subtitle">
          <draw:text-box>
            <text:p>Спасибо!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Source Code Pro Black" svg:font-family="'Source Code Pro Black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91F07B26247D3BC.png" xlink:type="simple" xlink:show="embed" xlink:actuate="onLoad"/>
    <draw:fill-image draw:name="Bitmap_20_2" draw:display-name="Bitmap 2" xlink:href="Pictures/10000000000004F900000322C91F07B26247D3BC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7T23:26:31.205000000</meta:creation-date>
    <meta:editing-duration>PT2H33M25S</meta:editing-duration>
    <meta:editing-cycles>23</meta:editing-cycles>
    <meta:generator>LibreOffice/5.4.3.2$Windows_X86_64 LibreOffice_project/92a7159f7e4af62137622921e809f8546db437e5</meta:generator>
    <dc:date>2021-06-06T18:41:32.543000000</dc:date>
    <meta:document-statistic meta:object-count="226"/>
  </office:meta>
</office:document-meta>
</file>